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46558"/>
    </style:style>
    <style:style style:name="P2" style:family="paragraph" style:parent-style-name="Standard">
      <style:text-properties style:font-name="FreeMono" officeooo:rsid="00046558" officeooo:paragraph-rsid="00046558"/>
    </style:style>
    <style:style style:name="P3" style:family="paragraph" style:parent-style-name="Standard">
      <style:text-properties style:font-name="FreeMono" officeooo:rsid="000534d9" officeooo:paragraph-rsid="000534d9"/>
    </style:style>
    <style:style style:name="P4" style:family="paragraph" style:parent-style-name="Standard">
      <style:paragraph-properties fo:text-align="center" style:justify-single-word="false"/>
      <style:text-properties style:font-name="FreeMono" fo:font-weight="bold" officeooo:rsid="000534d9" officeooo:paragraph-rsid="000534d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Mono" fo:font-weight="bold" officeooo:rsid="0005deb9" officeooo:paragraph-rsid="0005deb9" style:font-weight-asian="bold" style:font-weight-complex="bold"/>
    </style:style>
    <style:style style:name="P6" style:family="paragraph" style:parent-style-name="Standard">
      <style:text-properties style:font-name="FreeMono" officeooo:rsid="0005deb9"/>
    </style:style>
    <style:style style:name="P7" style:family="paragraph" style:parent-style-name="Standard">
      <style:text-properties style:font-name="FreeMono" officeooo:rsid="0005deb9" officeooo:paragraph-rsid="0005deb9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05deb9" officeooo:paragraph-rsid="0005deb9"/>
    </style:style>
    <style:style style:name="P9" style:family="paragraph" style:parent-style-name="Standard">
      <style:paragraph-properties fo:break-before="page"/>
      <style:text-properties style:font-name="FreeMono" officeooo:rsid="0005deb9" officeooo:paragraph-rsid="0005deb9"/>
    </style:style>
    <style:style style:name="P10" style:family="paragraph" style:parent-style-name="Standard">
      <style:paragraph-properties fo:break-before="page"/>
      <style:text-properties style:font-name="FreeMono" officeooo:rsid="000534d9" officeooo:paragraph-rsid="000534d9"/>
    </style:style>
    <style:style style:name="P11" style:family="paragraph" style:parent-style-name="Standard">
      <style:paragraph-properties fo:padding="0.0201in" fo:border="0.26pt solid #000000" style:shadow="none"/>
      <style:text-properties style:font-name="FreeMono" fo:font-size="10pt" officeooo:rsid="000534d9" officeooo:paragraph-rsid="000534d9" style:font-size-asian="10pt" style:font-size-complex="10pt"/>
    </style:style>
    <style:style style:name="P12" style:family="paragraph" style:parent-style-name="Standard">
      <style:paragraph-properties fo:padding="0.0201in" fo:border="0.26pt solid #000000" style:shadow="none"/>
      <style:text-properties style:font-name="FreeMono" fo:font-size="10pt" officeooo:rsid="0005deb9" officeooo:paragraph-rsid="0005deb9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05deb9" officeooo:paragraph-rsid="0005deb9"/>
    </style:style>
    <style:style style:name="P14" style:family="paragraph" style:parent-style-name="Standard">
      <style:paragraph-properties fo:padding="0.0201in" fo:border="0.26pt solid #000000" style:shadow="none"/>
      <style:text-properties style:font-name="FreeMono" officeooo:rsid="00046558" officeooo:paragraph-rsid="000465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PE436</text:p>
      <text:p text:style-name="P3">Assignment 1</text:p>
      <text:p text:style-name="P3">Christopher Bero</text:p>
      <text:p text:style-name="P3"/>
      <text:p text:style-name="P4">Project Source</text:p>
      <text:p text:style-name="P3">bero_test.c</text:p>
      <text:p text:style-name="P11">/*</text:p>
      <text:p text:style-name="P11"><text:s/>* bero_test</text:p>
      <text:p text:style-name="P11"><text:s/>* Performs operations to learn about system calls.</text:p>
      <text:p text:style-name="P11"><text:s/>* CPE436</text:p>
      <text:p text:style-name="P11"><text:s/>* Christopher Bero</text:p>
      <text:p text:style-name="P11"><text:s/>*/</text:p>
      <text:p text:style-name="P11"/>
      <text:p text:style-name="P11">#include "bero_test.h"</text:p>
      <text:p text:style-name="P11">#include &lt;linux/kernel.h&gt; /* for printk */</text:p>
      <text:p text:style-name="P11">#include &lt;linux/sched.h&gt;</text:p>
      <text:p text:style-name="P11"/>
      <text:p text:style-name="P11">struct taskdata {</text:p>
      <text:p text:style-name="P11"><text:tab/>char core_affinity[3];</text:p>
      <text:p text:style-name="P11"><text:tab/>char comm[16];</text:p>
      <text:p text:style-name="P11"><text:tab/>struct taskdata * next;</text:p>
      <text:p text:style-name="P11">};</text:p>
      <text:p text:style-name="P11"/>
      <text:p text:style-name="P11">asmlinkage long sys_bero_test_num () {</text:p>
      <text:p text:style-name="P11"><text:tab/>long count = 0;</text:p>
      <text:p text:style-name="P11"/>
      <text:p text:style-name="P11"><text:tab/>printk(KERN_INFO "bero_test_num system call.\n");</text:p>
      <text:p text:style-name="P11"/>
      <text:p text:style-name="P11"><text:tab/>struct task_struct * task;</text:p>
      <text:p text:style-name="P11"/>
      <text:p text:style-name="P11"><text:tab/>for_each_process(task)</text:p>
      <text:p text:style-name="P11"><text:tab/>{</text:p>
      <text:p text:style-name="P11"><text:tab/><text:tab/>count++;</text:p>
      <text:p text:style-name="P11"><text:tab/>}</text:p>
      <text:p text:style-name="P11"/>
      <text:p text:style-name="P11"><text:tab/>printk("Final count: %d", count);</text:p>
      <text:p text:style-name="P11"/>
      <text:p text:style-name="P11"><text:s text:c="4"/>return(count);</text:p>
      <text:p text:style-name="P11">}</text:p>
      <text:p text:style-name="P11"/>
      <text:p text:style-name="P11">asmlinkage long sys_bero_test_mem (struct taskdata * root, int total_num) {</text:p>
      <text:p text:style-name="P11"><text:tab/>int task_count = 0;</text:p>
      <text:p text:style-name="P11"><text:tab/>char buffer[3];</text:p>
      <text:p text:style-name="P11"><text:tab/>struct taskdata * prev;</text:p>
      <text:p text:style-name="P11"><text:tab/>int index;</text:p>
      <text:p text:style-name="P11"/>
      <text:p text:style-name="P11"><text:tab/>printk(KERN_INFO "bero_test_mem system call.\n");</text:p>
      <text:p text:style-name="P11"/>
      <text:p text:style-name="P11"><text:tab/>prev = root;</text:p>
      <text:p text:style-name="P11"/>
      <text:p text:style-name="P11"><text:tab/>struct task_struct * task;</text:p>
      <text:p text:style-name="P11"/>
      <text:p text:style-name="P11"><text:tab/>for_each_process(task)</text:p>
      <text:p text:style-name="P11"><text:tab/>{</text:p>
      <text:p text:style-name="P11"><text:tab/><text:tab/>if (task_count == total_num)</text:p>
      <text:p text:style-name="P11"><text:tab/><text:tab/>{</text:p>
      <text:p text:style-name="P11"><text:tab/><text:tab/><text:tab/>return(task_count);</text:p>
      <text:p text:style-name="P11"><text:tab/><text:tab/>}</text:p>
      <text:p text:style-name="P11"/>
      <text:p text:style-name="P11"><text:tab/><text:tab/>printk("%s[%d]\n", task-&gt;comm, task-&gt;pid);</text:p>
      <text:p text:style-name="P11"><text:tab/><text:tab/>cpumask_scnprintf(&amp;buffer, 3, task-&gt;cpus_allowed);</text:p>
      <text:p text:style-name="P11"/>
      <text:p text:style-name="P11"><text:tab/><text:tab/>for (index = 0; index &lt; TASK_COMM_LEN; index++)</text:p>
      <text:p text:style-name="P11"><text:tab/><text:tab/>{</text:p>
      <text:p text:style-name="P11"><text:tab/><text:tab/><text:tab/>prev-&gt;comm[index] = task-&gt;comm[index];</text:p>
      <text:p text:style-name="P11"><text:tab/><text:tab/>}</text:p>
      <text:p text:style-name="P11"><text:soft-page-break/></text:p>
      <text:p text:style-name="P11"><text:tab/><text:tab/>for (index = 0; index &lt; 3; index++)</text:p>
      <text:p text:style-name="P11"><text:tab/><text:tab/>{</text:p>
      <text:p text:style-name="P11"><text:tab/><text:tab/><text:tab/>prev-&gt;core_affinity[index] = buffer[index];</text:p>
      <text:p text:style-name="P11"><text:tab/><text:tab/>}</text:p>
      <text:p text:style-name="P11"/>
      <text:p text:style-name="P11"><text:tab/><text:tab/>prev = prev-&gt;next;</text:p>
      <text:p text:style-name="P11"/>
      <text:p text:style-name="P11"><text:tab/><text:tab/>task_count++;</text:p>
      <text:p text:style-name="P11"><text:tab/>}</text:p>
      <text:p text:style-name="P11"/>
      <text:p text:style-name="P11"><text:s text:c="4"/>return(task_count);</text:p>
      <text:p text:style-name="P11">}</text:p>
      <text:p text:style-name="P11"/>
      <text:p text:style-name="P11">asmlinkage long sys_bero_test (int arg1) {</text:p>
      <text:p text:style-name="P11"><text:tab/>printk(KERN_INFO "bero_test system call.\n");</text:p>
      <text:p text:style-name="P11"/>
      <text:p text:style-name="P11"><text:tab/>cpumask_t zeromask, onemask;</text:p>
      <text:p text:style-name="P11"><text:tab/>char buffer[3];</text:p>
      <text:p text:style-name="P11"/>
      <text:p text:style-name="P11"><text:tab/>cpus_clear(zeromask);</text:p>
      <text:p text:style-name="P11"><text:tab/>cpu_set(0, zeromask);</text:p>
      <text:p text:style-name="P11"><text:tab/>cpus_clear(onemask);</text:p>
      <text:p text:style-name="P11"><text:tab/>cpu_set(1, onemask);</text:p>
      <text:p text:style-name="P11"/>
      <text:p text:style-name="P11"><text:tab/>printk("Mask bit count 0: %d\n", cpus_weight(zeromask));</text:p>
      <text:p text:style-name="P11"><text:tab/>printk("Mask bit count 1: %d\n", cpus_weight(onemask));</text:p>
      <text:p text:style-name="P11"/>
      <text:p text:style-name="P11"><text:tab/>struct task_struct * task;</text:p>
      <text:p text:style-name="P11"/>
      <text:p text:style-name="P11"><text:tab/>for_each_process(task)</text:p>
      <text:p text:style-name="P11"><text:tab/>{</text:p>
      <text:p text:style-name="P11"><text:tab/><text:tab/>printk("%s[%d]\n", task-&gt;comm, task-&gt;pid);</text:p>
      <text:p text:style-name="P11"><text:tab/><text:tab/>if (task-&gt;pid%2 == 0)</text:p>
      <text:p text:style-name="P11"><text:tab/><text:tab/>{</text:p>
      <text:p text:style-name="P11"><text:tab/><text:tab/><text:tab/>printk("\tIs an even pid.\n");</text:p>
      <text:p text:style-name="P11"><text:tab/><text:tab/><text:tab/>cpumask_scnprintf(&amp;buffer, 3, task-&gt;cpus_allowed);</text:p>
      <text:p text:style-name="P11"><text:tab/><text:tab/><text:tab/>printk("\tData: %s.\n", buffer);</text:p>
      <text:p text:style-name="P11"><text:tab/><text:tab/><text:tab/>cpumask_scnprintf(&amp;buffer, 3, zeromask);</text:p>
      <text:p text:style-name="P11"><text:tab/><text:tab/><text:tab/>printk("\tData 2: %s.\n", buffer);</text:p>
      <text:p text:style-name="P11"><text:tab/><text:tab/><text:tab/>//printk("\tData 3: %d.\n", cpus_empty(zeromask));</text:p>
      <text:p text:style-name="P11"><text:tab/><text:tab/><text:tab/>printk("\tSet affinity: %d\n", sched_setaffinity(task-&gt;pid, zeromask));</text:p>
      <text:p text:style-name="P11"><text:tab/><text:tab/><text:tab/>//task-&gt;cpus_allowed = zeromask;</text:p>
      <text:p text:style-name="P11"><text:tab/><text:tab/><text:tab/>cpumask_scnprintf(&amp;buffer, 3, task-&gt;cpus_allowed);</text:p>
      <text:p text:style-name="P11"><text:tab/><text:tab/><text:tab/>printk("\tData 4: %s.\n", buffer);</text:p>
      <text:p text:style-name="P11"><text:tab/><text:tab/><text:tab/>printk("\tNow runs on core %d.\n", task-&gt;thread_info-&gt;cpu);</text:p>
      <text:p text:style-name="P11"><text:tab/><text:tab/>}</text:p>
      <text:p text:style-name="P11"><text:tab/><text:tab/>else</text:p>
      <text:p text:style-name="P11"><text:tab/><text:tab/>{</text:p>
      <text:p text:style-name="P11"><text:tab/><text:tab/><text:tab/>printk("\tIs an odd pid.\n");</text:p>
      <text:p text:style-name="P11"><text:tab/><text:tab/><text:tab/>cpumask_scnprintf(&amp;buffer, 3, task-&gt;cpus_allowed);</text:p>
      <text:p text:style-name="P11"><text:tab/><text:tab/><text:tab/>printk("\tData: %s.\n", buffer);</text:p>
      <text:p text:style-name="P11"><text:tab/><text:tab/><text:tab/>cpumask_scnprintf(&amp;buffer, 3, onemask);</text:p>
      <text:p text:style-name="P11"><text:tab/><text:tab/><text:tab/>printk("\tData 2: %s.\n", buffer);</text:p>
      <text:p text:style-name="P11"><text:tab/><text:tab/><text:tab/>//printk("\tData 3: %d.\n", cpus_empty(onemask));</text:p>
      <text:p text:style-name="P11"><text:tab/><text:tab/><text:tab/>printk("\tSet affinity: %d\n", sched_setaffinity(task-&gt;pid, onemask));</text:p>
      <text:p text:style-name="P11"><text:tab/><text:tab/><text:tab/>//task-&gt;cpus_allowed = onemask;</text:p>
      <text:p text:style-name="P11"><text:tab/><text:tab/><text:tab/>cpumask_scnprintf(&amp;buffer, 3, task-&gt;cpus_allowed);</text:p>
      <text:p text:style-name="P11"><text:tab/><text:tab/><text:tab/>printk("\tData 4: %s.\n", buffer);</text:p>
      <text:p text:style-name="P11"><text:tab/><text:tab/><text:tab/>printk("\tNow runs on core %d.\n", task-&gt;thread_info-&gt;cpu);</text:p>
      <text:p text:style-name="P11"><text:tab/><text:tab/>}</text:p>
      <text:p text:style-name="P11"><text:tab/>}</text:p>
      <text:p text:style-name="P11"/>
      <text:p text:style-name="P11"><text:s text:c="4"/>return(arg1 + 1);</text:p>
      <text:p text:style-name="P11">}</text:p>
      <text:p text:style-name="P3"><text:soft-page-break/>bero_test.h</text:p>
      <text:p text:style-name="P11">#ifndef __LINUX_BERO_TEST_H</text:p>
      <text:p text:style-name="P11">#define __LINUX_BERO_TEST_H</text:p>
      <text:p text:style-name="P11"/>
      <text:p text:style-name="P11">#include &lt;linux/unistd.h&gt;</text:p>
      <text:p text:style-name="P11">#include &lt;linux/linkage.h&gt;</text:p>
      <text:p text:style-name="P11"/>
      <text:p text:style-name="P11">_syscall1(long, bero_test, int, arg1);</text:p>
      <text:p text:style-name="P11">_syscall0(long, bero_test_num);</text:p>
      <text:p text:style-name="P11">_syscall2(long, bero_test_mem, struct taskdata *, root, int, total_num);</text:p>
      <text:p text:style-name="P11"/>
      <text:p text:style-name="P11">#endif</text:p>
      <text:p text:style-name="P1"/>
      <text:p text:style-name="P3"/>
      <text:p text:style-name="P10">unistd.h</text:p>
      <text:p text:style-name="P11">#ifndef _ASM_I386_UNISTD_H_</text:p>
      <text:p text:style-name="P11">#define _ASM_I386_UNISTD_H_</text:p>
      <text:p text:style-name="P11"/>
      <text:p text:style-name="P11">/*</text:p>
      <text:p text:style-name="P11"><text:s/>* This file contains the system call numbers.</text:p>
      <text:p text:style-name="P11"><text:s/>*/</text:p>
      <text:p text:style-name="P11"/>
      <text:p text:style-name="P11">#define __NR_restart_syscall <text:s text:c="5"/>0</text:p>
      <text:p text:style-name="P11">#define __NR_exit<text:tab/><text:tab/> <text:s/>1</text:p>
      <text:p text:style-name="P11">#define __NR_fork<text:tab/><text:tab/> <text:s/>2</text:p>
      <text:p text:style-name="P11">#define __NR_read<text:tab/><text:tab/> <text:s/>3</text:p>
      <text:p text:style-name="P11">#define __NR_write<text:tab/><text:tab/> <text:s/>4</text:p>
      <text:p text:style-name="P11">#define __NR_open<text:tab/><text:tab/> <text:s/>5</text:p>
      <text:p text:style-name="P11">#define __NR_close<text:tab/><text:tab/> <text:s/>6</text:p>
      <text:p text:style-name="P11">#define __NR_waitpid<text:tab/><text:tab/> <text:s/>7</text:p>
      <text:p text:style-name="P11">#define __NR_creat<text:tab/><text:tab/> <text:s/>8</text:p>
      <text:p text:style-name="P11">#define __NR_link<text:tab/><text:tab/> <text:s/>9</text:p>
      <text:p text:style-name="P11">#define __NR_unlink<text:tab/><text:tab/> 10</text:p>
      <text:p text:style-name="P11">#define __NR_execve<text:tab/><text:tab/> 11</text:p>
      <text:p text:style-name="P11">#define __NR_chdir<text:tab/><text:tab/> 12</text:p>
      <text:p text:style-name="P11">#define __NR_time<text:tab/><text:tab/> 13</text:p>
      <text:p text:style-name="P11">#define __NR_mknod<text:tab/><text:tab/> 14</text:p>
      <text:p text:style-name="P11">#define __NR_chmod<text:tab/><text:tab/> 15</text:p>
      <text:p text:style-name="P11">#define __NR_lchown<text:tab/><text:tab/> 16</text:p>
      <text:p text:style-name="P11">#define __NR_break<text:tab/><text:tab/> 17</text:p>
      <text:p text:style-name="P11">#define __NR_oldstat<text:tab/><text:tab/> 18</text:p>
      <text:p text:style-name="P11">#define __NR_lseek<text:tab/><text:tab/> 19</text:p>
      <text:p text:style-name="P11">#define __NR_getpid<text:tab/><text:tab/> 20</text:p>
      <text:p text:style-name="P11">#define __NR_mount<text:tab/><text:tab/> 21</text:p>
      <text:p text:style-name="P11">#define __NR_umount<text:tab/><text:tab/> 22</text:p>
      <text:p text:style-name="P11">#define __NR_setuid<text:tab/><text:tab/> 23</text:p>
      <text:p text:style-name="P11">#define __NR_getuid<text:tab/><text:tab/> 24</text:p>
      <text:p text:style-name="P11">#define __NR_stime<text:tab/><text:tab/> 25</text:p>
      <text:p text:style-name="P11">#define __NR_ptrace<text:tab/><text:tab/> 26</text:p>
      <text:p text:style-name="P11">#define __NR_alarm<text:tab/><text:tab/> 27</text:p>
      <text:p text:style-name="P11">#define __NR_oldfstat<text:tab/><text:tab/> 28</text:p>
      <text:p text:style-name="P11">#define __NR_pause<text:tab/><text:tab/> 29</text:p>
      <text:p text:style-name="P11">#define __NR_utime<text:tab/><text:tab/> 30</text:p>
      <text:p text:style-name="P11">#define __NR_stty<text:tab/><text:tab/> 31</text:p>
      <text:p text:style-name="P11">#define __NR_gtty<text:tab/><text:tab/> 32</text:p>
      <text:p text:style-name="P11">#define __NR_access<text:tab/><text:tab/> 33</text:p>
      <text:p text:style-name="P11">#define __NR_nice<text:tab/><text:tab/> 34</text:p>
      <text:p text:style-name="P11">#define __NR_ftime<text:tab/><text:tab/> 35</text:p>
      <text:p text:style-name="P11">#define __NR_sync<text:tab/><text:tab/> 36</text:p>
      <text:p text:style-name="P11">#define __NR_kill<text:tab/><text:tab/> 37</text:p>
      <text:p text:style-name="P11">#define __NR_rename<text:tab/><text:tab/> 38</text:p>
      <text:p text:style-name="P11">#define __NR_mkdir<text:tab/><text:tab/> 39</text:p>
      <text:p text:style-name="P11">#define __NR_rmdir<text:tab/><text:tab/> 40</text:p>
      <text:p text:style-name="P11">#define __NR_dup<text:tab/><text:tab/> 41</text:p>
      <text:p text:style-name="P11">#define __NR_pipe<text:tab/><text:tab/> 42</text:p>
      <text:p text:style-name="P11">#define __NR_times<text:tab/><text:tab/> 43</text:p>
      <text:p text:style-name="P11">#define __NR_prof<text:tab/><text:tab/> 44</text:p>
      <text:p text:style-name="P11">#define __NR_brk<text:tab/><text:tab/> 45</text:p>
      <text:p text:style-name="P11">#define __NR_setgid<text:tab/><text:tab/> 46</text:p>
      <text:p text:style-name="P11">#define __NR_getgid<text:tab/><text:tab/> 47</text:p>
      <text:p text:style-name="P11">#define __NR_signal<text:tab/><text:tab/> 48</text:p>
      <text:p text:style-name="P11">#define __NR_geteuid<text:tab/><text:tab/> 49</text:p>
      <text:p text:style-name="P11">#define __NR_getegid<text:tab/><text:tab/> 50</text:p>
      <text:p text:style-name="P11">#define __NR_acct<text:tab/><text:tab/> 51</text:p>
      <text:p text:style-name="P11">#define __NR_umount2<text:tab/><text:tab/> 52</text:p>
      <text:p text:style-name="P11">#define __NR_lock<text:tab/><text:tab/> 53</text:p>
      <text:p text:style-name="P11">#define __NR_ioctl<text:tab/><text:tab/> 54</text:p>
      <text:p text:style-name="P11">#define __NR_fcntl<text:tab/><text:tab/> 55</text:p>
      <text:p text:style-name="P11">#define __NR_mpx<text:tab/><text:tab/> 56</text:p>
      <text:p text:style-name="P11">#define __NR_setpgid<text:tab/><text:tab/> 57</text:p>
      <text:p text:style-name="P11">#define __NR_ulimit<text:tab/><text:tab/> 58</text:p>
      <text:p text:style-name="P11"><text:soft-page-break/>#define __NR_oldolduname<text:tab/> 59</text:p>
      <text:p text:style-name="P11">#define __NR_umask<text:tab/><text:tab/> 60</text:p>
      <text:p text:style-name="P11">#define __NR_chroot<text:tab/><text:tab/> 61</text:p>
      <text:p text:style-name="P11">#define __NR_ustat<text:tab/><text:tab/> 62</text:p>
      <text:p text:style-name="P11">#define __NR_dup2<text:tab/><text:tab/> 63</text:p>
      <text:p text:style-name="P11">#define __NR_getppid<text:tab/><text:tab/> 64</text:p>
      <text:p text:style-name="P11">#define __NR_getpgrp<text:tab/><text:tab/> 65</text:p>
      <text:p text:style-name="P11">#define __NR_setsid<text:tab/><text:tab/> 66</text:p>
      <text:p text:style-name="P11">#define __NR_sigaction<text:tab/><text:tab/> 67</text:p>
      <text:p text:style-name="P11">#define __NR_sgetmask<text:tab/><text:tab/> 68</text:p>
      <text:p text:style-name="P11">#define __NR_ssetmask<text:tab/><text:tab/> 69</text:p>
      <text:p text:style-name="P11">#define __NR_setreuid<text:tab/><text:tab/> 70</text:p>
      <text:p text:style-name="P11">#define __NR_setregid<text:tab/><text:tab/> 71</text:p>
      <text:p text:style-name="P11">#define __NR_sigsuspend<text:tab/><text:tab/> 72</text:p>
      <text:p text:style-name="P11">#define __NR_sigpending<text:tab/><text:tab/> 73</text:p>
      <text:p text:style-name="P11">#define __NR_sethostname<text:tab/> 74</text:p>
      <text:p text:style-name="P11">#define __NR_setrlimit<text:tab/><text:tab/> 75</text:p>
      <text:p text:style-name="P11">#define __NR_getrlimit<text:tab/><text:tab/> 76<text:tab/>/* Back compatible 2Gig limited rlimit */</text:p>
      <text:p text:style-name="P11">#define __NR_getrusage<text:tab/><text:tab/> 77</text:p>
      <text:p text:style-name="P11">#define __NR_gettimeofday<text:tab/> 78</text:p>
      <text:p text:style-name="P11">#define __NR_settimeofday<text:tab/> 79</text:p>
      <text:p text:style-name="P11">#define __NR_getgroups<text:tab/><text:tab/> 80</text:p>
      <text:p text:style-name="P11">#define __NR_setgroups<text:tab/><text:tab/> 81</text:p>
      <text:p text:style-name="P11">#define __NR_select<text:tab/><text:tab/> 82</text:p>
      <text:p text:style-name="P11">#define __NR_symlink<text:tab/><text:tab/> 83</text:p>
      <text:p text:style-name="P11">#define __NR_oldlstat<text:tab/><text:tab/> 84</text:p>
      <text:p text:style-name="P11">#define __NR_readlink<text:tab/><text:tab/> 85</text:p>
      <text:p text:style-name="P11">#define __NR_uselib<text:tab/><text:tab/> 86</text:p>
      <text:p text:style-name="P11">#define __NR_swapon<text:tab/><text:tab/> 87</text:p>
      <text:p text:style-name="P11">#define __NR_reboot<text:tab/><text:tab/> 88</text:p>
      <text:p text:style-name="P11">#define __NR_readdir<text:tab/><text:tab/> 89</text:p>
      <text:p text:style-name="P11">#define __NR_mmap<text:tab/><text:tab/> 90</text:p>
      <text:p text:style-name="P11">#define __NR_munmap<text:tab/><text:tab/> 91</text:p>
      <text:p text:style-name="P11">#define __NR_truncate<text:tab/><text:tab/> 92</text:p>
      <text:p text:style-name="P11">#define __NR_ftruncate<text:tab/><text:tab/> 93</text:p>
      <text:p text:style-name="P11">#define __NR_fchmod<text:tab/><text:tab/> 94</text:p>
      <text:p text:style-name="P11">#define __NR_fchown<text:tab/><text:tab/> 95</text:p>
      <text:p text:style-name="P11">#define __NR_getpriority<text:tab/> 96</text:p>
      <text:p text:style-name="P11">#define __NR_setpriority<text:tab/> 97</text:p>
      <text:p text:style-name="P11">#define __NR_profil<text:tab/><text:tab/> 98</text:p>
      <text:p text:style-name="P11">#define __NR_statfs<text:tab/><text:tab/> 99</text:p>
      <text:p text:style-name="P11">#define __NR_fstatfs<text:tab/><text:tab/>100</text:p>
      <text:p text:style-name="P11">#define __NR_ioperm<text:tab/><text:tab/>101</text:p>
      <text:p text:style-name="P11">#define __NR_socketcall<text:tab/><text:tab/>102</text:p>
      <text:p text:style-name="P11">#define __NR_syslog<text:tab/><text:tab/>103</text:p>
      <text:p text:style-name="P11">#define __NR_setitimer<text:tab/><text:tab/>104</text:p>
      <text:p text:style-name="P11">#define __NR_getitimer<text:tab/><text:tab/>105</text:p>
      <text:p text:style-name="P11">#define __NR_stat<text:tab/><text:tab/>106</text:p>
      <text:p text:style-name="P11">#define __NR_lstat<text:tab/><text:tab/>107</text:p>
      <text:p text:style-name="P11">#define __NR_fstat<text:tab/><text:tab/>108</text:p>
      <text:p text:style-name="P11">#define __NR_olduname<text:tab/><text:tab/>109</text:p>
      <text:p text:style-name="P11">#define __NR_iopl<text:tab/><text:tab/>110</text:p>
      <text:p text:style-name="P11">#define __NR_vhangup<text:tab/><text:tab/>111</text:p>
      <text:p text:style-name="P11">#define __NR_idle<text:tab/><text:tab/>112</text:p>
      <text:p text:style-name="P11">#define __NR_vm86old<text:tab/><text:tab/>113</text:p>
      <text:p text:style-name="P11">#define __NR_wait4<text:tab/><text:tab/>114</text:p>
      <text:p text:style-name="P11">#define __NR_swapoff<text:tab/><text:tab/>115</text:p>
      <text:p text:style-name="P11">#define __NR_sysinfo<text:tab/><text:tab/>116</text:p>
      <text:p text:style-name="P11">#define __NR_ipc<text:tab/><text:tab/>117</text:p>
      <text:p text:style-name="P11">#define __NR_fsync<text:tab/><text:tab/>118</text:p>
      <text:p text:style-name="P11">#define __NR_sigreturn<text:tab/><text:tab/>119</text:p>
      <text:p text:style-name="P11">#define __NR_clone<text:tab/><text:tab/>120</text:p>
      <text:p text:style-name="P11">#define __NR_setdomainname<text:tab/>121</text:p>
      <text:p text:style-name="P11">#define __NR_uname<text:tab/><text:tab/>122</text:p>
      <text:p text:style-name="P11">#define __NR_modify_ldt<text:tab/><text:tab/>123</text:p>
      <text:p text:style-name="P11">#define __NR_adjtimex<text:tab/><text:tab/>124</text:p>
      <text:p text:style-name="P11">#define __NR_mprotect<text:tab/><text:tab/>125</text:p>
      <text:p text:style-name="P11"><text:soft-page-break/>#define __NR_sigprocmask<text:tab/>126</text:p>
      <text:p text:style-name="P11">#define __NR_create_module<text:tab/>127</text:p>
      <text:p text:style-name="P11">#define __NR_init_module<text:tab/>128</text:p>
      <text:p text:style-name="P11">#define __NR_delete_module<text:tab/>129</text:p>
      <text:p text:style-name="P11">#define __NR_get_kernel_syms<text:tab/>130</text:p>
      <text:p text:style-name="P11">#define __NR_quotactl<text:tab/><text:tab/>131</text:p>
      <text:p text:style-name="P11">#define __NR_getpgid<text:tab/><text:tab/>132</text:p>
      <text:p text:style-name="P11">#define __NR_fchdir<text:tab/><text:tab/>133</text:p>
      <text:p text:style-name="P11">#define __NR_bdflush<text:tab/><text:tab/>134</text:p>
      <text:p text:style-name="P11">#define __NR_sysfs<text:tab/><text:tab/>135</text:p>
      <text:p text:style-name="P11">#define __NR_personality<text:tab/>136</text:p>
      <text:p text:style-name="P11">#define __NR_afs_syscall<text:tab/>137 /* Syscall for Andrew File System */</text:p>
      <text:p text:style-name="P11">#define __NR_setfsuid<text:tab/><text:tab/>138</text:p>
      <text:p text:style-name="P11">#define __NR_setfsgid<text:tab/><text:tab/>139</text:p>
      <text:p text:style-name="P11">#define __NR__llseek<text:tab/><text:tab/>140</text:p>
      <text:p text:style-name="P11">#define __NR_getdents<text:tab/><text:tab/>141</text:p>
      <text:p text:style-name="P11">#define __NR__newselect<text:tab/><text:tab/>142</text:p>
      <text:p text:style-name="P11">#define __NR_flock<text:tab/><text:tab/>143</text:p>
      <text:p text:style-name="P11">#define __NR_msync<text:tab/><text:tab/>144</text:p>
      <text:p text:style-name="P11">#define __NR_readv<text:tab/><text:tab/>145</text:p>
      <text:p text:style-name="P11">#define __NR_writev<text:tab/><text:tab/>146</text:p>
      <text:p text:style-name="P11">#define __NR_getsid<text:tab/><text:tab/>147</text:p>
      <text:p text:style-name="P11">#define __NR_fdatasync<text:tab/><text:tab/>148</text:p>
      <text:p text:style-name="P11">#define __NR__sysctl<text:tab/><text:tab/>149</text:p>
      <text:p text:style-name="P11">#define __NR_mlock<text:tab/><text:tab/>150</text:p>
      <text:p text:style-name="P11">#define __NR_munlock<text:tab/><text:tab/>151</text:p>
      <text:p text:style-name="P11">#define __NR_mlockall<text:tab/><text:tab/>152</text:p>
      <text:p text:style-name="P11">#define __NR_munlockall<text:tab/><text:tab/>153</text:p>
      <text:p text:style-name="P11">#define __NR_sched_setparam<text:tab/><text:tab/>154</text:p>
      <text:p text:style-name="P11">#define __NR_sched_getparam<text:tab/><text:tab/>155</text:p>
      <text:p text:style-name="P11">#define __NR_sched_setscheduler<text:tab/><text:tab/>156</text:p>
      <text:p text:style-name="P11">#define __NR_sched_getscheduler<text:tab/><text:tab/>157</text:p>
      <text:p text:style-name="P11">#define __NR_sched_yield<text:tab/><text:tab/>158</text:p>
      <text:p text:style-name="P11">#define __NR_sched_get_priority_max<text:tab/>159</text:p>
      <text:p text:style-name="P11">#define __NR_sched_get_priority_min<text:tab/>160</text:p>
      <text:p text:style-name="P11">#define __NR_sched_rr_get_interval<text:tab/>161</text:p>
      <text:p text:style-name="P11">#define __NR_nanosleep<text:tab/><text:tab/>162</text:p>
      <text:p text:style-name="P11">#define __NR_mremap<text:tab/><text:tab/>163</text:p>
      <text:p text:style-name="P11">#define __NR_setresuid<text:tab/><text:tab/>164</text:p>
      <text:p text:style-name="P11">#define __NR_getresuid<text:tab/><text:tab/>165</text:p>
      <text:p text:style-name="P11">#define __NR_vm86<text:tab/><text:tab/>166</text:p>
      <text:p text:style-name="P11">#define __NR_query_module<text:tab/>167</text:p>
      <text:p text:style-name="P11">#define __NR_poll<text:tab/><text:tab/>168</text:p>
      <text:p text:style-name="P11">#define __NR_nfsservctl<text:tab/><text:tab/>169</text:p>
      <text:p text:style-name="P11">#define __NR_setresgid<text:tab/><text:tab/>170</text:p>
      <text:p text:style-name="P11">#define __NR_getresgid<text:tab/><text:tab/>171</text:p>
      <text:p text:style-name="P11">#define __NR_prctl <text:s text:c="13"/>172</text:p>
      <text:p text:style-name="P11">#define __NR_rt_sigreturn<text:tab/>173</text:p>
      <text:p text:style-name="P11">#define __NR_rt_sigaction<text:tab/>174</text:p>
      <text:p text:style-name="P11">#define __NR_rt_sigprocmask<text:tab/>175</text:p>
      <text:p text:style-name="P11">#define __NR_rt_sigpending<text:tab/>176</text:p>
      <text:p text:style-name="P11">#define __NR_rt_sigtimedwait<text:tab/>177</text:p>
      <text:p text:style-name="P11">#define __NR_rt_sigqueueinfo<text:tab/>178</text:p>
      <text:p text:style-name="P11">#define __NR_rt_sigsuspend<text:tab/>179</text:p>
      <text:p text:style-name="P11">#define __NR_pread64<text:tab/><text:tab/>180</text:p>
      <text:p text:style-name="P11">#define __NR_pwrite64<text:tab/><text:tab/>181</text:p>
      <text:p text:style-name="P11">#define __NR_chown<text:tab/><text:tab/>182</text:p>
      <text:p text:style-name="P11">#define __NR_getcwd<text:tab/><text:tab/>183</text:p>
      <text:p text:style-name="P11">#define __NR_capget<text:tab/><text:tab/>184</text:p>
      <text:p text:style-name="P11">#define __NR_capset<text:tab/><text:tab/>185</text:p>
      <text:p text:style-name="P11">#define __NR_sigaltstack<text:tab/>186</text:p>
      <text:p text:style-name="P11">#define __NR_sendfile<text:tab/><text:tab/>187</text:p>
      <text:p text:style-name="P11">#define __NR_getpmsg<text:tab/><text:tab/>188<text:tab/>/* some people actually want streams */</text:p>
      <text:p text:style-name="P11">#define __NR_putpmsg<text:tab/><text:tab/>189<text:tab/>/* some people actually want streams */</text:p>
      <text:p text:style-name="P11">#define __NR_vfork<text:tab/><text:tab/>190</text:p>
      <text:p text:style-name="P11">#define __NR_ugetrlimit<text:tab/><text:tab/>191<text:tab/>/* SuS compliant getrlimit */</text:p>
      <text:p text:style-name="P11">#define __NR_mmap2<text:tab/><text:tab/>192</text:p>
      <text:p text:style-name="P11"><text:soft-page-break/>#define __NR_truncate64<text:tab/><text:tab/>193</text:p>
      <text:p text:style-name="P11">#define __NR_ftruncate64<text:tab/>194</text:p>
      <text:p text:style-name="P11">#define __NR_stat64<text:tab/><text:tab/>195</text:p>
      <text:p text:style-name="P11">#define __NR_lstat64<text:tab/><text:tab/>196</text:p>
      <text:p text:style-name="P11">#define __NR_fstat64<text:tab/><text:tab/>197</text:p>
      <text:p text:style-name="P11">#define __NR_lchown32<text:tab/><text:tab/>198</text:p>
      <text:p text:style-name="P11">#define __NR_getuid32<text:tab/><text:tab/>199</text:p>
      <text:p text:style-name="P11">#define __NR_getgid32<text:tab/><text:tab/>200</text:p>
      <text:p text:style-name="P11">#define __NR_geteuid32<text:tab/><text:tab/>201</text:p>
      <text:p text:style-name="P11">#define __NR_getegid32<text:tab/><text:tab/>202</text:p>
      <text:p text:style-name="P11">#define __NR_setreuid32<text:tab/><text:tab/>203</text:p>
      <text:p text:style-name="P11">#define __NR_setregid32<text:tab/><text:tab/>204</text:p>
      <text:p text:style-name="P11">#define __NR_getgroups32<text:tab/>205</text:p>
      <text:p text:style-name="P11">#define __NR_setgroups32<text:tab/>206</text:p>
      <text:p text:style-name="P11">#define __NR_fchown32<text:tab/><text:tab/>207</text:p>
      <text:p text:style-name="P11">#define __NR_setresuid32<text:tab/>208</text:p>
      <text:p text:style-name="P11">#define __NR_getresuid32<text:tab/>209</text:p>
      <text:p text:style-name="P11">#define __NR_setresgid32<text:tab/>210</text:p>
      <text:p text:style-name="P11">#define __NR_getresgid32<text:tab/>211</text:p>
      <text:p text:style-name="P11">#define __NR_chown32<text:tab/><text:tab/>212</text:p>
      <text:p text:style-name="P11">#define __NR_setuid32<text:tab/><text:tab/>213</text:p>
      <text:p text:style-name="P11">#define __NR_setgid32<text:tab/><text:tab/>214</text:p>
      <text:p text:style-name="P11">#define __NR_setfsuid32<text:tab/><text:tab/>215</text:p>
      <text:p text:style-name="P11">#define __NR_setfsgid32<text:tab/><text:tab/>216</text:p>
      <text:p text:style-name="P11">#define __NR_pivot_root<text:tab/><text:tab/>217</text:p>
      <text:p text:style-name="P11">#define __NR_mincore<text:tab/><text:tab/>218</text:p>
      <text:p text:style-name="P11">#define __NR_madvise<text:tab/><text:tab/>219</text:p>
      <text:p text:style-name="P11">#define __NR_madvise1<text:tab/><text:tab/>219<text:tab/>/* delete when C lib stub is removed */</text:p>
      <text:p text:style-name="P11">#define __NR_getdents64<text:tab/><text:tab/>220</text:p>
      <text:p text:style-name="P11">#define __NR_fcntl64<text:tab/><text:tab/>221</text:p>
      <text:p text:style-name="P11">/* 223 is unused */</text:p>
      <text:p text:style-name="P11">#define __NR_gettid<text:tab/><text:tab/>224</text:p>
      <text:p text:style-name="P11">#define __NR_readahead<text:tab/><text:tab/>225</text:p>
      <text:p text:style-name="P11">#define __NR_setxattr<text:tab/><text:tab/>226</text:p>
      <text:p text:style-name="P11">#define __NR_lsetxattr<text:tab/><text:tab/>227</text:p>
      <text:p text:style-name="P11">#define __NR_fsetxattr<text:tab/><text:tab/>228</text:p>
      <text:p text:style-name="P11">#define __NR_getxattr<text:tab/><text:tab/>229</text:p>
      <text:p text:style-name="P11">#define __NR_lgetxattr<text:tab/><text:tab/>230</text:p>
      <text:p text:style-name="P11">#define __NR_fgetxattr<text:tab/><text:tab/>231</text:p>
      <text:p text:style-name="P11">#define __NR_listxattr<text:tab/><text:tab/>232</text:p>
      <text:p text:style-name="P11">#define __NR_llistxattr<text:tab/><text:tab/>233</text:p>
      <text:p text:style-name="P11">#define __NR_flistxattr<text:tab/><text:tab/>234</text:p>
      <text:p text:style-name="P11">#define __NR_removexattr<text:tab/>235</text:p>
      <text:p text:style-name="P11">#define __NR_lremovexattr<text:tab/>236</text:p>
      <text:p text:style-name="P11">#define __NR_fremovexattr<text:tab/>237</text:p>
      <text:p text:style-name="P11">#define __NR_tkill<text:tab/><text:tab/>238</text:p>
      <text:p text:style-name="P11">#define __NR_sendfile64<text:tab/><text:tab/>239</text:p>
      <text:p text:style-name="P11">#define __NR_futex<text:tab/><text:tab/>240</text:p>
      <text:p text:style-name="P11">#define __NR_sched_setaffinity<text:tab/>241</text:p>
      <text:p text:style-name="P11">#define __NR_sched_getaffinity<text:tab/>242</text:p>
      <text:p text:style-name="P11">#define __NR_set_thread_area<text:tab/>243</text:p>
      <text:p text:style-name="P11">#define __NR_get_thread_area<text:tab/>244</text:p>
      <text:p text:style-name="P11">#define __NR_io_setup<text:tab/><text:tab/>245</text:p>
      <text:p text:style-name="P11">#define __NR_io_destroy<text:tab/><text:tab/>246</text:p>
      <text:p text:style-name="P11">#define __NR_io_getevents<text:tab/>247</text:p>
      <text:p text:style-name="P11">#define __NR_io_submit<text:tab/><text:tab/>248</text:p>
      <text:p text:style-name="P11">#define __NR_io_cancel<text:tab/><text:tab/>249</text:p>
      <text:p text:style-name="P11">#define __NR_fadvise64<text:tab/><text:tab/>250</text:p>
      <text:p text:style-name="P11">#define __NR_set_zone_reclaim<text:tab/>251</text:p>
      <text:p text:style-name="P11">#define __NR_exit_group<text:tab/><text:tab/>252</text:p>
      <text:p text:style-name="P11">#define __NR_lookup_dcookie<text:tab/>253</text:p>
      <text:p text:style-name="P11">#define __NR_epoll_create<text:tab/>254</text:p>
      <text:p text:style-name="P11">#define __NR_epoll_ctl<text:tab/><text:tab/>255</text:p>
      <text:p text:style-name="P11">#define __NR_epoll_wait<text:tab/><text:tab/>256</text:p>
      <text:p text:style-name="P11">#define __NR_remap_file_pages<text:tab/>257</text:p>
      <text:p text:style-name="P11">#define __NR_set_tid_address<text:tab/>258</text:p>
      <text:p text:style-name="P11">#define __NR_timer_create<text:tab/>259</text:p>
      <text:p text:style-name="P11"><text:soft-page-break/>#define __NR_timer_settime<text:tab/>(__NR_timer_create+1)</text:p>
      <text:p text:style-name="P11">#define __NR_timer_gettime<text:tab/>(__NR_timer_create+2)</text:p>
      <text:p text:style-name="P11">#define __NR_timer_getoverrun<text:tab/>(__NR_timer_create+3)</text:p>
      <text:p text:style-name="P11">#define __NR_timer_delete<text:tab/>(__NR_timer_create+4)</text:p>
      <text:p text:style-name="P11">#define __NR_clock_settime<text:tab/>(__NR_timer_create+5)</text:p>
      <text:p text:style-name="P11">#define __NR_clock_gettime<text:tab/>(__NR_timer_create+6)</text:p>
      <text:p text:style-name="P11">#define __NR_clock_getres<text:tab/>(__NR_timer_create+7)</text:p>
      <text:p text:style-name="P11">#define __NR_clock_nanosleep<text:tab/>(__NR_timer_create+8)</text:p>
      <text:p text:style-name="P11">#define __NR_statfs64<text:tab/><text:tab/>268</text:p>
      <text:p text:style-name="P11">#define __NR_fstatfs64<text:tab/><text:tab/>269</text:p>
      <text:p text:style-name="P11">#define __NR_tgkill<text:tab/><text:tab/>270</text:p>
      <text:p text:style-name="P11">#define __NR_utimes<text:tab/><text:tab/>271</text:p>
      <text:p text:style-name="P11">#define __NR_fadvise64_64<text:tab/>272</text:p>
      <text:p text:style-name="P11">#define __NR_vserver<text:tab/><text:tab/>273</text:p>
      <text:p text:style-name="P11">#define __NR_mbind<text:tab/><text:tab/>274</text:p>
      <text:p text:style-name="P11">#define __NR_get_mempolicy<text:tab/>275</text:p>
      <text:p text:style-name="P11">#define __NR_set_mempolicy<text:tab/>276</text:p>
      <text:p text:style-name="P11">#define __NR_mq_open <text:tab/><text:tab/>277</text:p>
      <text:p text:style-name="P11">#define __NR_mq_unlink<text:tab/><text:tab/>(__NR_mq_open+1)</text:p>
      <text:p text:style-name="P11">#define __NR_mq_timedsend<text:tab/>(__NR_mq_open+2)</text:p>
      <text:p text:style-name="P11">#define __NR_mq_timedreceive<text:tab/>(__NR_mq_open+3)</text:p>
      <text:p text:style-name="P11">#define __NR_mq_notify<text:tab/><text:tab/>(__NR_mq_open+4)</text:p>
      <text:p text:style-name="P11">#define __NR_mq_getsetattr<text:tab/>(__NR_mq_open+5)</text:p>
      <text:p text:style-name="P11">#define __NR_sys_kexec_load<text:tab/>283</text:p>
      <text:p text:style-name="P11">#define __NR_waitid<text:tab/><text:tab/>284</text:p>
      <text:p text:style-name="P11">/* #define __NR_sys_setaltroot<text:tab/>285 */</text:p>
      <text:p text:style-name="P11">#define __NR_add_key<text:tab/><text:tab/>286</text:p>
      <text:p text:style-name="P11">#define __NR_request_key<text:tab/>287</text:p>
      <text:p text:style-name="P11">#define __NR_keyctl<text:tab/><text:tab/>288</text:p>
      <text:p text:style-name="P11">#define __NR_ioprio_set<text:tab/><text:tab/>289</text:p>
      <text:p text:style-name="P11">#define __NR_ioprio_get<text:tab/><text:tab/>290</text:p>
      <text:p text:style-name="P11">#define __NR_inotify_init<text:tab/>291</text:p>
      <text:p text:style-name="P11">#define __NR_inotify_add_watch<text:tab/>292</text:p>
      <text:p text:style-name="P11">#define __NR_inotify_rm_watch<text:tab/>293</text:p>
      <text:p text:style-name="P11">#define __NR_bero_test<text:tab/><text:tab/>294</text:p>
      <text:p text:style-name="P11">#define __NR_bero_test_num<text:tab/><text:tab/>295</text:p>
      <text:p text:style-name="P11">#define __NR_bero_test_mem<text:tab/><text:tab/>296</text:p>
      <text:p text:style-name="P11"/>
      <text:p text:style-name="P11">#define NR_syscalls 294</text:p>
      <text:p text:style-name="P11"/>
      <text:p text:style-name="P11">/*</text:p>
      <text:p text:style-name="P11"><text:s/>* user-visible error numbers are in the range -1 - -128: see</text:p>
      <text:p text:style-name="P11"><text:s/>* &lt;asm-i386/errno.h&gt;</text:p>
      <text:p text:style-name="P11"><text:s/>*/</text:p>
      <text:p text:style-name="P11">#define __syscall_return(type, res) \</text:p>
      <text:p text:style-name="P11">do { \</text:p>
      <text:p text:style-name="P11"><text:tab/>if ((unsigned long)(res) &gt;= (unsigned long)(-(128 + 1))) { \</text:p>
      <text:p text:style-name="P11"><text:tab/><text:tab/>errno = -(res); \</text:p>
      <text:p text:style-name="P11"><text:tab/><text:tab/>res = -1; \</text:p>
      <text:p text:style-name="P11"><text:tab/>} \</text:p>
      <text:p text:style-name="P11"><text:tab/>return (type) (res); \</text:p>
      <text:p text:style-name="P11">} while (0)</text:p>
      <text:p text:style-name="P11"/>
      <text:p text:style-name="P11">/* XXX - _foo needs to be __foo, while __NR_bar could be _NR_bar. */</text:p>
      <text:p text:style-name="P11">#define _syscall0(type,name) \</text:p>
      <text:p text:style-name="P11">type name(void) \</text:p>
      <text:p text:style-name="P11">{ \</text:p>
      <text:p text:style-name="P11">long __res; \</text:p>
      <text:p text:style-name="P11">__asm__ volatile ("int $0x80" \</text:p>
      <text:p text:style-name="P11"><text:tab/>: "=a" (__res) \</text:p>
      <text:p text:style-name="P11"><text:tab/>: "0" (__NR_##name)); \</text:p>
      <text:p text:style-name="P11">__syscall_return(type,__res); \</text:p>
      <text:p text:style-name="P11">}</text:p>
      <text:p text:style-name="P11"/>
      <text:p text:style-name="P11">#define _syscall1(type,name,type1,arg1) \</text:p>
      <text:p text:style-name="P11">type name(type1 arg1) \</text:p>
      <text:p text:style-name="P11">{ \</text:p>
      <text:p text:style-name="P11"><text:soft-page-break/>long __res; \</text:p>
      <text:p text:style-name="P11">__asm__ volatile ("int $0x80" \</text:p>
      <text:p text:style-name="P11"><text:tab/>: "=a" (__res) \</text:p>
      <text:p text:style-name="P11"><text:tab/>: "0" (__NR_##name),"b" ((long)(arg1))); \</text:p>
      <text:p text:style-name="P11">__syscall_return(type,__res); \</text:p>
      <text:p text:style-name="P11">}</text:p>
      <text:p text:style-name="P11"/>
      <text:p text:style-name="P11">#define _syscall2(type,name,type1,arg1,type2,arg2) \</text:p>
      <text:p text:style-name="P11">type name(type1 arg1,type2 arg2) \</text:p>
      <text:p text:style-name="P11">{ \</text:p>
      <text:p text:style-name="P11">long __res; \</text:p>
      <text:p text:style-name="P11">__asm__ volatile ("int $0x80" \</text:p>
      <text:p text:style-name="P11"><text:tab/>: "=a" (__res) \</text:p>
      <text:p text:style-name="P11"><text:tab/>: "0" (__NR_##name),"b" ((long)(arg1)),"c" ((long)(arg2))); \</text:p>
      <text:p text:style-name="P11">__syscall_return(type,__res); \</text:p>
      <text:p text:style-name="P11">}</text:p>
      <text:p text:style-name="P11"/>
      <text:p text:style-name="P11">#define _syscall3(type,name,type1,arg1,type2,arg2,type3,arg3) \</text:p>
      <text:p text:style-name="P11">type name(type1 arg1,type2 arg2,type3 arg3) \</text:p>
      <text:p text:style-name="P11">{ \</text:p>
      <text:p text:style-name="P11">long __res; \</text:p>
      <text:p text:style-name="P11">__asm__ volatile ("int $0x80" \</text:p>
      <text:p text:style-name="P11"><text:tab/>: "=a" (__res) \</text:p>
      <text:p text:style-name="P11"><text:tab/>: "0" (__NR_##name),"b" ((long)(arg1)),"c" ((long)(arg2)), \</text:p>
      <text:p text:style-name="P11"><text:tab/><text:tab/> <text:s/>"d" ((long)(arg3))); \</text:p>
      <text:p text:style-name="P11">__syscall_return(type,__res); \</text:p>
      <text:p text:style-name="P11">}</text:p>
      <text:p text:style-name="P11"/>
      <text:p text:style-name="P11">#define _syscall4(type,name,type1,arg1,type2,arg2,type3,arg3,type4,arg4) \</text:p>
      <text:p text:style-name="P11">type name (type1 arg1, type2 arg2, type3 arg3, type4 arg4) \</text:p>
      <text:p text:style-name="P11">{ \</text:p>
      <text:p text:style-name="P11">long __res; \</text:p>
      <text:p text:style-name="P11">__asm__ volatile ("int $0x80" \</text:p>
      <text:p text:style-name="P11"><text:tab/>: "=a" (__res) \</text:p>
      <text:p text:style-name="P11"><text:tab/>: "0" (__NR_##name),"b" ((long)(arg1)),"c" ((long)(arg2)), \</text:p>
      <text:p text:style-name="P11"><text:tab/> <text:s/>"d" ((long)(arg3)),"S" ((long)(arg4))); \</text:p>
      <text:p text:style-name="P11">__syscall_return(type,__res); \</text:p>
      <text:p text:style-name="P11">}</text:p>
      <text:p text:style-name="P11"/>
      <text:p text:style-name="P11">#define _syscall5(type,name,type1,arg1,type2,arg2,type3,arg3,type4,arg4, \</text:p>
      <text:p text:style-name="P11"><text:tab/> <text:s/>type5,arg5) \</text:p>
      <text:p text:style-name="P11">type name (type1 arg1,type2 arg2,type3 arg3,type4 arg4,type5 arg5) \</text:p>
      <text:p text:style-name="P11">{ \</text:p>
      <text:p text:style-name="P11">long __res; \</text:p>
      <text:p text:style-name="P11">__asm__ volatile ("int $0x80" \</text:p>
      <text:p text:style-name="P11"><text:tab/>: "=a" (__res) \</text:p>
      <text:p text:style-name="P11"><text:tab/>: "0" (__NR_##name),"b" ((long)(arg1)),"c" ((long)(arg2)), \</text:p>
      <text:p text:style-name="P11"><text:tab/> <text:s/>"d" ((long)(arg3)),"S" ((long)(arg4)),"D" ((long)(arg5))); \</text:p>
      <text:p text:style-name="P11">__syscall_return(type,__res); \</text:p>
      <text:p text:style-name="P11">}</text:p>
      <text:p text:style-name="P11"/>
      <text:p text:style-name="P11">#define _syscall6(type,name,type1,arg1,type2,arg2,type3,arg3,type4,arg4, \</text:p>
      <text:p text:style-name="P11"><text:tab/> <text:s/>type5,arg5,type6,arg6) \</text:p>
      <text:p text:style-name="P11">type name (type1 arg1,type2 arg2,type3 arg3,type4 arg4,type5 arg5,type6 arg6) \</text:p>
      <text:p text:style-name="P11">{ \</text:p>
      <text:p text:style-name="P11">long __res; \</text:p>
      <text:p text:style-name="P11">__asm__ volatile ("push %%ebp ; movl %%eax,%%ebp ; movl %1,%%eax ; int $0x80 ; pop %%ebp" \</text:p>
      <text:p text:style-name="P11"><text:tab/>: "=a" (__res) \</text:p>
      <text:p text:style-name="P11"><text:tab/>: "i" (__NR_##name),"b" ((long)(arg1)),"c" ((long)(arg2)), \</text:p>
      <text:p text:style-name="P11"><text:tab/> <text:s/>"d" ((long)(arg3)),"S" ((long)(arg4)),"D" ((long)(arg5)), \</text:p>
      <text:p text:style-name="P11"><text:tab/> <text:s/>"0" ((long)(arg6))); \</text:p>
      <text:p text:style-name="P11">__syscall_return(type,__res); \</text:p>
      <text:p text:style-name="P11">}</text:p>
      <text:p text:style-name="P11"/>
      <text:p text:style-name="P11">#ifdef __KERNEL__</text:p>
      <text:p text:style-name="P11">#define __ARCH_WANT_IPC_PARSE_VERSION</text:p>
      <text:p text:style-name="P11"><text:soft-page-break/>#define __ARCH_WANT_OLD_READDIR</text:p>
      <text:p text:style-name="P11">#define __ARCH_WANT_OLD_STAT</text:p>
      <text:p text:style-name="P11">#define __ARCH_WANT_STAT64</text:p>
      <text:p text:style-name="P11">#define __ARCH_WANT_SYS_ALARM</text:p>
      <text:p text:style-name="P11">#define __ARCH_WANT_SYS_GETHOSTNAME</text:p>
      <text:p text:style-name="P11">#define __ARCH_WANT_SYS_PAUSE</text:p>
      <text:p text:style-name="P11">#define __ARCH_WANT_SYS_SGETMASK</text:p>
      <text:p text:style-name="P11">#define __ARCH_WANT_SYS_SIGNAL</text:p>
      <text:p text:style-name="P11">#define __ARCH_WANT_SYS_TIME</text:p>
      <text:p text:style-name="P11">#define __ARCH_WANT_SYS_UTIME</text:p>
      <text:p text:style-name="P11">#define __ARCH_WANT_SYS_WAITPID</text:p>
      <text:p text:style-name="P11">#define __ARCH_WANT_SYS_SOCKETCALL</text:p>
      <text:p text:style-name="P11">#define __ARCH_WANT_SYS_FADVISE64</text:p>
      <text:p text:style-name="P11">#define __ARCH_WANT_SYS_GETPGRP</text:p>
      <text:p text:style-name="P11">#define __ARCH_WANT_SYS_LLSEEK</text:p>
      <text:p text:style-name="P11">#define __ARCH_WANT_SYS_NICE</text:p>
      <text:p text:style-name="P11">#define __ARCH_WANT_SYS_OLD_GETRLIMIT</text:p>
      <text:p text:style-name="P11">#define __ARCH_WANT_SYS_OLDUMOUNT</text:p>
      <text:p text:style-name="P11">#define __ARCH_WANT_SYS_SIGPENDING</text:p>
      <text:p text:style-name="P11">#define __ARCH_WANT_SYS_SIGPROCMASK</text:p>
      <text:p text:style-name="P11">#define __ARCH_WANT_SYS_RT_SIGACTION</text:p>
      <text:p text:style-name="P11">#endif</text:p>
      <text:p text:style-name="P11"/>
      <text:p text:style-name="P11">#ifdef __KERNEL_SYSCALLS__</text:p>
      <text:p text:style-name="P11"/>
      <text:p text:style-name="P11">#include &lt;linux/compiler.h&gt;</text:p>
      <text:p text:style-name="P11">#include &lt;linux/types.h&gt;</text:p>
      <text:p text:style-name="P11">#include &lt;linux/linkage.h&gt;</text:p>
      <text:p text:style-name="P11">#include &lt;asm/ptrace.h&gt;</text:p>
      <text:p text:style-name="P11"/>
      <text:p text:style-name="P11">/*</text:p>
      <text:p text:style-name="P11"><text:s/>* we need this inline - forking from kernel space will result</text:p>
      <text:p text:style-name="P11"><text:s/>* in NO COPY ON WRITE (!!!), until an execve is executed. This</text:p>
      <text:p text:style-name="P11"><text:s/>* is no problem, but for the stack. This is handled by not letting</text:p>
      <text:p text:style-name="P11"><text:s/>* main() use the stack at all after fork(). Thus, no function</text:p>
      <text:p text:style-name="P11"><text:s/>* calls - which means inline code for fork too, as otherwise we</text:p>
      <text:p text:style-name="P11"><text:s/>* would use the stack upon exit from 'fork()'.</text:p>
      <text:p text:style-name="P11"><text:s/>*</text:p>
      <text:p text:style-name="P11"><text:s/>* Actually only pause and fork are needed inline, so that there</text:p>
      <text:p text:style-name="P11"><text:s/>* won't be any messing with the stack from main(), but we define</text:p>
      <text:p text:style-name="P11"><text:s/>* some others too.</text:p>
      <text:p text:style-name="P11"><text:s/>*/</text:p>
      <text:p text:style-name="P11">static inline _syscall3(int,execve,const char *,file,char **,argv,char **,envp)</text:p>
      <text:p text:style-name="P11"/>
      <text:p text:style-name="P11">asmlinkage int sys_modify_ldt(int func, void __user *ptr, unsigned long bytecount);</text:p>
      <text:p text:style-name="P11">asmlinkage long sys_mmap2(unsigned long addr, unsigned long len,</text:p>
      <text:p text:style-name="P11"><text:tab/><text:tab/><text:tab/>unsigned long prot, unsigned long flags,</text:p>
      <text:p text:style-name="P11"><text:tab/><text:tab/><text:tab/>unsigned long fd, unsigned long pgoff);</text:p>
      <text:p text:style-name="P11">asmlinkage int sys_execve(struct pt_regs regs);</text:p>
      <text:p text:style-name="P11">asmlinkage int sys_clone(struct pt_regs regs);</text:p>
      <text:p text:style-name="P11">asmlinkage int sys_fork(struct pt_regs regs);</text:p>
      <text:p text:style-name="P11">asmlinkage int sys_vfork(struct pt_regs regs);</text:p>
      <text:p text:style-name="P11">asmlinkage int sys_pipe(unsigned long __user *fildes);</text:p>
      <text:p text:style-name="P11">asmlinkage int sys_ptrace(long request, long pid, long addr, long data);</text:p>
      <text:p text:style-name="P11">asmlinkage long sys_iopl(unsigned long unused);</text:p>
      <text:p text:style-name="P11">struct sigaction;</text:p>
      <text:p text:style-name="P11">asmlinkage long sys_rt_sigaction(int sig,</text:p>
      <text:p text:style-name="P11"><text:tab/><text:tab/><text:tab/><text:tab/>const struct sigaction __user *act,</text:p>
      <text:p text:style-name="P11"><text:tab/><text:tab/><text:tab/><text:tab/>struct sigaction __user *oact,</text:p>
      <text:p text:style-name="P11"><text:tab/><text:tab/><text:tab/><text:tab/>size_t sigsetsize);</text:p>
      <text:p text:style-name="P11"/>
      <text:p text:style-name="P11">#endif</text:p>
      <text:p text:style-name="P11"/>
      <text:p text:style-name="P11">/*</text:p>
      <text:p text:style-name="P11"><text:s/>* "Conditional" syscalls</text:p>
      <text:p text:style-name="P11"><text:s/>*</text:p>
      <text:p text:style-name="P11"><text:soft-page-break/><text:s/>* What we want is __attribute__((weak,alias("sys_ni_syscall"))),</text:p>
      <text:p text:style-name="P11"><text:s/>* but it doesn't work on all toolchains, so we just do it by hand</text:p>
      <text:p text:style-name="P11"><text:s/>*/</text:p>
      <text:p text:style-name="P11">#ifndef cond_syscall</text:p>
      <text:p text:style-name="P11">#define cond_syscall(x) asm(".weak\t" #x "\n\t.set\t" #x ",sys_ni_syscall")</text:p>
      <text:p text:style-name="P11">#endif</text:p>
      <text:p text:style-name="P11"/>
      <text:p text:style-name="P11">#endif /* _ASM_I386_UNISTD_H_ */</text:p>
      <text:p text:style-name="P1"/>
      <text:p text:style-name="P3"/>
      <text:p text:style-name="P10">syscall_table.S</text:p>
      <text:p text:style-name="P11">.data</text:p>
      <text:p text:style-name="P11">ENTRY(sys_call_table)</text:p>
      <text:p text:style-name="P11"><text:tab/>.long sys_restart_syscall<text:tab/>/* 0 - old "setup()" system call, used for restarting */</text:p>
      <text:p text:style-name="P11"><text:tab/>.long sys_exit</text:p>
      <text:p text:style-name="P11"><text:tab/>.long sys_fork</text:p>
      <text:p text:style-name="P11"><text:tab/>.long sys_read</text:p>
      <text:p text:style-name="P11"><text:tab/>.long sys_write</text:p>
      <text:p text:style-name="P11"><text:tab/>.long sys_open<text:tab/><text:tab/>/* 5 */</text:p>
      <text:p text:style-name="P11"><text:tab/>.long sys_close</text:p>
      <text:p text:style-name="P11"><text:tab/>.long sys_waitpid</text:p>
      <text:p text:style-name="P11"><text:tab/>.long sys_creat</text:p>
      <text:p text:style-name="P11"><text:tab/>.long sys_link</text:p>
      <text:p text:style-name="P11"><text:tab/>.long sys_unlink<text:tab/>/* 10 */</text:p>
      <text:p text:style-name="P11"><text:tab/>.long sys_execve</text:p>
      <text:p text:style-name="P11"><text:tab/>.long sys_chdir</text:p>
      <text:p text:style-name="P11"><text:tab/>.long sys_time</text:p>
      <text:p text:style-name="P11"><text:tab/>.long sys_mknod</text:p>
      <text:p text:style-name="P11"><text:tab/>.long sys_chmod<text:tab/><text:tab/>/* 15 */</text:p>
      <text:p text:style-name="P11"><text:tab/>.long sys_lchown16</text:p>
      <text:p text:style-name="P11"><text:tab/>.long sys_ni_syscall<text:tab/>/* old break syscall holder */</text:p>
      <text:p text:style-name="P11"><text:tab/>.long sys_stat</text:p>
      <text:p text:style-name="P11"><text:tab/>.long sys_lseek</text:p>
      <text:p text:style-name="P11"><text:tab/>.long sys_getpid<text:tab/>/* 20 */</text:p>
      <text:p text:style-name="P11"><text:tab/>.long sys_mount</text:p>
      <text:p text:style-name="P11"><text:tab/>.long sys_oldumount</text:p>
      <text:p text:style-name="P11"><text:tab/>.long sys_setuid16</text:p>
      <text:p text:style-name="P11"><text:tab/>.long sys_getuid16</text:p>
      <text:p text:style-name="P11"><text:tab/>.long sys_stime<text:tab/><text:tab/>/* 25 */</text:p>
      <text:p text:style-name="P11"><text:tab/>.long sys_ptrace</text:p>
      <text:p text:style-name="P11"><text:tab/>.long sys_alarm</text:p>
      <text:p text:style-name="P11"><text:tab/>.long sys_fstat</text:p>
      <text:p text:style-name="P11"><text:tab/>.long sys_pause</text:p>
      <text:p text:style-name="P11"><text:tab/>.long sys_utime<text:tab/><text:tab/>/* 30 */</text:p>
      <text:p text:style-name="P11"><text:tab/>.long sys_ni_syscall<text:tab/>/* old stty syscall holder */</text:p>
      <text:p text:style-name="P11"><text:tab/>.long sys_ni_syscall<text:tab/>/* old gtty syscall holder */</text:p>
      <text:p text:style-name="P11"><text:tab/>.long sys_access</text:p>
      <text:p text:style-name="P11"><text:tab/>.long sys_nice</text:p>
      <text:p text:style-name="P11"><text:tab/>.long sys_ni_syscall<text:tab/>/* 35 - old ftime syscall holder */</text:p>
      <text:p text:style-name="P11"><text:tab/>.long sys_sync</text:p>
      <text:p text:style-name="P11"><text:tab/>.long sys_kill</text:p>
      <text:p text:style-name="P11"><text:tab/>.long sys_rename</text:p>
      <text:p text:style-name="P11"><text:tab/>.long sys_mkdir</text:p>
      <text:p text:style-name="P11"><text:tab/>.long sys_rmdir<text:tab/><text:tab/>/* 40 */</text:p>
      <text:p text:style-name="P11"><text:tab/>.long sys_dup</text:p>
      <text:p text:style-name="P11"><text:tab/>.long sys_pipe</text:p>
      <text:p text:style-name="P11"><text:tab/>.long sys_times</text:p>
      <text:p text:style-name="P11"><text:tab/>.long sys_ni_syscall<text:tab/>/* old prof syscall holder */</text:p>
      <text:p text:style-name="P11"><text:tab/>.long sys_brk<text:tab/><text:tab/>/* 45 */</text:p>
      <text:p text:style-name="P11"><text:tab/>.long sys_setgid16</text:p>
      <text:p text:style-name="P11"><text:tab/>.long sys_getgid16</text:p>
      <text:p text:style-name="P11"><text:tab/>.long sys_signal</text:p>
      <text:p text:style-name="P11"><text:tab/>.long sys_geteuid16</text:p>
      <text:p text:style-name="P11"><text:tab/>.long sys_getegid16<text:tab/>/* 50 */</text:p>
      <text:p text:style-name="P11"><text:tab/>.long sys_acct</text:p>
      <text:p text:style-name="P11"><text:tab/>.long sys_umount<text:tab/>/* recycled never used phys() */</text:p>
      <text:p text:style-name="P11"><text:tab/>.long sys_ni_syscall<text:tab/>/* old lock syscall holder */</text:p>
      <text:p text:style-name="P11"><text:tab/>.long sys_ioctl</text:p>
      <text:p text:style-name="P11"><text:tab/>.long sys_fcntl<text:tab/><text:tab/>/* 55 */</text:p>
      <text:p text:style-name="P11"><text:tab/>.long sys_ni_syscall<text:tab/>/* old mpx syscall holder */</text:p>
      <text:p text:style-name="P11"><text:tab/>.long sys_setpgid</text:p>
      <text:p text:style-name="P11"><text:tab/>.long sys_ni_syscall<text:tab/>/* old ulimit syscall holder */</text:p>
      <text:p text:style-name="P11"><text:tab/>.long sys_olduname</text:p>
      <text:p text:style-name="P11"><text:tab/>.long sys_umask<text:tab/><text:tab/>/* 60 */</text:p>
      <text:p text:style-name="P11"><text:tab/>.long sys_chroot</text:p>
      <text:p text:style-name="P11"><text:tab/>.long sys_ustat</text:p>
      <text:p text:style-name="P11"><text:soft-page-break/><text:tab/>.long sys_dup2</text:p>
      <text:p text:style-name="P11"><text:tab/>.long sys_getppid</text:p>
      <text:p text:style-name="P11"><text:tab/>.long sys_getpgrp<text:tab/>/* 65 */</text:p>
      <text:p text:style-name="P11"><text:tab/>.long sys_setsid</text:p>
      <text:p text:style-name="P11"><text:tab/>.long sys_sigaction</text:p>
      <text:p text:style-name="P11"><text:tab/>.long sys_sgetmask</text:p>
      <text:p text:style-name="P11"><text:tab/>.long sys_ssetmask</text:p>
      <text:p text:style-name="P11"><text:tab/>.long sys_setreuid16<text:tab/>/* 70 */</text:p>
      <text:p text:style-name="P11"><text:tab/>.long sys_setregid16</text:p>
      <text:p text:style-name="P11"><text:tab/>.long sys_sigsuspend</text:p>
      <text:p text:style-name="P11"><text:tab/>.long sys_sigpending</text:p>
      <text:p text:style-name="P11"><text:tab/>.long sys_sethostname</text:p>
      <text:p text:style-name="P11"><text:tab/>.long sys_setrlimit<text:tab/>/* 75 */</text:p>
      <text:p text:style-name="P11"><text:tab/>.long sys_old_getrlimit</text:p>
      <text:p text:style-name="P11"><text:tab/>.long sys_getrusage</text:p>
      <text:p text:style-name="P11"><text:tab/>.long sys_gettimeofday</text:p>
      <text:p text:style-name="P11"><text:tab/>.long sys_settimeofday</text:p>
      <text:p text:style-name="P11"><text:tab/>.long sys_getgroups16<text:tab/>/* 80 */</text:p>
      <text:p text:style-name="P11"><text:tab/>.long sys_setgroups16</text:p>
      <text:p text:style-name="P11"><text:tab/>.long old_select</text:p>
      <text:p text:style-name="P11"><text:tab/>.long sys_symlink</text:p>
      <text:p text:style-name="P11"><text:tab/>.long sys_lstat</text:p>
      <text:p text:style-name="P11"><text:tab/>.long sys_readlink<text:tab/>/* 85 */</text:p>
      <text:p text:style-name="P11"><text:tab/>.long sys_uselib</text:p>
      <text:p text:style-name="P11"><text:tab/>.long sys_swapon</text:p>
      <text:p text:style-name="P11"><text:tab/>.long sys_reboot</text:p>
      <text:p text:style-name="P11"><text:tab/>.long old_readdir</text:p>
      <text:p text:style-name="P11"><text:tab/>.long old_mmap<text:tab/><text:tab/>/* 90 */</text:p>
      <text:p text:style-name="P11"><text:tab/>.long sys_munmap</text:p>
      <text:p text:style-name="P11"><text:tab/>.long sys_truncate</text:p>
      <text:p text:style-name="P11"><text:tab/>.long sys_ftruncate</text:p>
      <text:p text:style-name="P11"><text:tab/>.long sys_fchmod</text:p>
      <text:p text:style-name="P11"><text:tab/>.long sys_fchown16<text:tab/>/* 95 */</text:p>
      <text:p text:style-name="P11"><text:tab/>.long sys_getpriority</text:p>
      <text:p text:style-name="P11"><text:tab/>.long sys_setpriority</text:p>
      <text:p text:style-name="P11"><text:tab/>.long sys_ni_syscall<text:tab/>/* old profil syscall holder */</text:p>
      <text:p text:style-name="P11"><text:tab/>.long sys_statfs</text:p>
      <text:p text:style-name="P11"><text:tab/>.long sys_fstatfs<text:tab/>/* 100 */</text:p>
      <text:p text:style-name="P11"><text:tab/>.long sys_ioperm</text:p>
      <text:p text:style-name="P11"><text:tab/>.long sys_socketcall</text:p>
      <text:p text:style-name="P11"><text:tab/>.long sys_syslog</text:p>
      <text:p text:style-name="P11"><text:tab/>.long sys_setitimer</text:p>
      <text:p text:style-name="P11"><text:tab/>.long sys_getitimer<text:tab/>/* 105 */</text:p>
      <text:p text:style-name="P11"><text:tab/>.long sys_newstat</text:p>
      <text:p text:style-name="P11"><text:tab/>.long sys_newlstat</text:p>
      <text:p text:style-name="P11"><text:tab/>.long sys_newfstat</text:p>
      <text:p text:style-name="P11"><text:tab/>.long sys_uname</text:p>
      <text:p text:style-name="P11"><text:tab/>.long sys_iopl<text:tab/><text:tab/>/* 110 */</text:p>
      <text:p text:style-name="P11"><text:tab/>.long sys_vhangup</text:p>
      <text:p text:style-name="P11"><text:tab/>.long sys_ni_syscall<text:tab/>/* old "idle" system call */</text:p>
      <text:p text:style-name="P11"><text:tab/>.long sys_vm86old</text:p>
      <text:p text:style-name="P11"><text:tab/>.long sys_wait4</text:p>
      <text:p text:style-name="P11"><text:tab/>.long sys_swapoff<text:tab/>/* 115 */</text:p>
      <text:p text:style-name="P11"><text:tab/>.long sys_sysinfo</text:p>
      <text:p text:style-name="P11"><text:tab/>.long sys_ipc</text:p>
      <text:p text:style-name="P11"><text:tab/>.long sys_fsync</text:p>
      <text:p text:style-name="P11"><text:tab/>.long sys_sigreturn</text:p>
      <text:p text:style-name="P11"><text:tab/>.long sys_clone<text:tab/><text:tab/>/* 120 */</text:p>
      <text:p text:style-name="P11"><text:tab/>.long sys_setdomainname</text:p>
      <text:p text:style-name="P11"><text:tab/>.long sys_newuname</text:p>
      <text:p text:style-name="P11"><text:tab/>.long sys_modify_ldt</text:p>
      <text:p text:style-name="P11"><text:tab/>.long sys_adjtimex</text:p>
      <text:p text:style-name="P11"><text:tab/>.long sys_mprotect<text:tab/>/* 125 */</text:p>
      <text:p text:style-name="P11"><text:tab/>.long sys_sigprocmask</text:p>
      <text:p text:style-name="P11"><text:tab/>.long sys_ni_syscall<text:tab/>/* old "create_module" */</text:p>
      <text:p text:style-name="P11"><text:tab/>.long sys_init_module</text:p>
      <text:p text:style-name="P11"><text:tab/>.long sys_delete_module</text:p>
      <text:p text:style-name="P11"><text:soft-page-break/><text:tab/>.long sys_ni_syscall<text:tab/>/* 130:<text:tab/>old "get_kernel_syms" */</text:p>
      <text:p text:style-name="P11"><text:tab/>.long sys_quotactl</text:p>
      <text:p text:style-name="P11"><text:tab/>.long sys_getpgid</text:p>
      <text:p text:style-name="P11"><text:tab/>.long sys_fchdir</text:p>
      <text:p text:style-name="P11"><text:tab/>.long sys_bdflush</text:p>
      <text:p text:style-name="P11"><text:tab/>.long sys_sysfs<text:tab/><text:tab/>/* 135 */</text:p>
      <text:p text:style-name="P11"><text:tab/>.long sys_personality</text:p>
      <text:p text:style-name="P11"><text:tab/>.long sys_ni_syscall<text:tab/>/* reserved for afs_syscall */</text:p>
      <text:p text:style-name="P11"><text:tab/>.long sys_setfsuid16</text:p>
      <text:p text:style-name="P11"><text:tab/>.long sys_setfsgid16</text:p>
      <text:p text:style-name="P11"><text:tab/>.long sys_llseek<text:tab/>/* 140 */</text:p>
      <text:p text:style-name="P11"><text:tab/>.long sys_getdents</text:p>
      <text:p text:style-name="P11"><text:tab/>.long sys_select</text:p>
      <text:p text:style-name="P11"><text:tab/>.long sys_flock</text:p>
      <text:p text:style-name="P11"><text:tab/>.long sys_msync</text:p>
      <text:p text:style-name="P11"><text:tab/>.long sys_readv<text:tab/><text:tab/>/* 145 */</text:p>
      <text:p text:style-name="P11"><text:tab/>.long sys_writev</text:p>
      <text:p text:style-name="P11"><text:tab/>.long sys_getsid</text:p>
      <text:p text:style-name="P11"><text:tab/>.long sys_fdatasync</text:p>
      <text:p text:style-name="P11"><text:tab/>.long sys_sysctl</text:p>
      <text:p text:style-name="P11"><text:tab/>.long sys_mlock<text:tab/><text:tab/>/* 150 */</text:p>
      <text:p text:style-name="P11"><text:tab/>.long sys_munlock</text:p>
      <text:p text:style-name="P11"><text:tab/>.long sys_mlockall</text:p>
      <text:p text:style-name="P11"><text:tab/>.long sys_munlockall</text:p>
      <text:p text:style-name="P11"><text:tab/>.long sys_sched_setparam</text:p>
      <text:p text:style-name="P11"><text:tab/>.long sys_sched_getparam <text:s text:c="2"/>/* 155 */</text:p>
      <text:p text:style-name="P11"><text:tab/>.long sys_sched_setscheduler</text:p>
      <text:p text:style-name="P11"><text:tab/>.long sys_sched_getscheduler</text:p>
      <text:p text:style-name="P11"><text:tab/>.long sys_sched_yield</text:p>
      <text:p text:style-name="P11"><text:tab/>.long sys_sched_get_priority_max</text:p>
      <text:p text:style-name="P11"><text:tab/>.long sys_sched_get_priority_min <text:s/>/* 160 */</text:p>
      <text:p text:style-name="P11"><text:tab/>.long sys_sched_rr_get_interval</text:p>
      <text:p text:style-name="P11"><text:tab/>.long sys_nanosleep</text:p>
      <text:p text:style-name="P11"><text:tab/>.long sys_mremap</text:p>
      <text:p text:style-name="P11"><text:tab/>.long sys_setresuid16</text:p>
      <text:p text:style-name="P11"><text:tab/>.long sys_getresuid16<text:tab/>/* 165 */</text:p>
      <text:p text:style-name="P11"><text:tab/>.long sys_vm86</text:p>
      <text:p text:style-name="P11"><text:tab/>.long sys_ni_syscall<text:tab/>/* Old sys_query_module */</text:p>
      <text:p text:style-name="P11"><text:tab/>.long sys_poll</text:p>
      <text:p text:style-name="P11"><text:tab/>.long sys_nfsservctl</text:p>
      <text:p text:style-name="P11"><text:tab/>.long sys_setresgid16<text:tab/>/* 170 */</text:p>
      <text:p text:style-name="P11"><text:tab/>.long sys_getresgid16</text:p>
      <text:p text:style-name="P11"><text:tab/>.long sys_prctl</text:p>
      <text:p text:style-name="P11"><text:tab/>.long sys_rt_sigreturn</text:p>
      <text:p text:style-name="P11"><text:tab/>.long sys_rt_sigaction</text:p>
      <text:p text:style-name="P11"><text:tab/>.long sys_rt_sigprocmask<text:tab/>/* 175 */</text:p>
      <text:p text:style-name="P11"><text:tab/>.long sys_rt_sigpending</text:p>
      <text:p text:style-name="P11"><text:tab/>.long sys_rt_sigtimedwait</text:p>
      <text:p text:style-name="P11"><text:tab/>.long sys_rt_sigqueueinfo</text:p>
      <text:p text:style-name="P11"><text:tab/>.long sys_rt_sigsuspend</text:p>
      <text:p text:style-name="P11"><text:tab/>.long sys_pread64<text:tab/>/* 180 */</text:p>
      <text:p text:style-name="P11"><text:tab/>.long sys_pwrite64</text:p>
      <text:p text:style-name="P11"><text:tab/>.long sys_chown16</text:p>
      <text:p text:style-name="P11"><text:tab/>.long sys_getcwd</text:p>
      <text:p text:style-name="P11"><text:tab/>.long sys_capget</text:p>
      <text:p text:style-name="P11"><text:tab/>.long sys_capset<text:tab/>/* 185 */</text:p>
      <text:p text:style-name="P11"><text:tab/>.long sys_sigaltstack</text:p>
      <text:p text:style-name="P11"><text:tab/>.long sys_sendfile</text:p>
      <text:p text:style-name="P11"><text:tab/>.long sys_ni_syscall<text:tab/>/* reserved for streams1 */</text:p>
      <text:p text:style-name="P11"><text:tab/>.long sys_ni_syscall<text:tab/>/* reserved for streams2 */</text:p>
      <text:p text:style-name="P11"><text:tab/>.long sys_vfork<text:tab/><text:tab/>/* 190 */</text:p>
      <text:p text:style-name="P11"><text:tab/>.long sys_getrlimit</text:p>
      <text:p text:style-name="P11"><text:tab/>.long sys_mmap2</text:p>
      <text:p text:style-name="P11"><text:tab/>.long sys_truncate64</text:p>
      <text:p text:style-name="P11"><text:tab/>.long sys_ftruncate64</text:p>
      <text:p text:style-name="P11"><text:tab/>.long sys_stat64<text:tab/>/* 195 */</text:p>
      <text:p text:style-name="P11"><text:tab/>.long sys_lstat64</text:p>
      <text:p text:style-name="P11"><text:soft-page-break/><text:tab/>.long sys_fstat64</text:p>
      <text:p text:style-name="P11"><text:tab/>.long sys_lchown</text:p>
      <text:p text:style-name="P11"><text:tab/>.long sys_getuid</text:p>
      <text:p text:style-name="P11"><text:tab/>.long sys_getgid<text:tab/>/* 200 */</text:p>
      <text:p text:style-name="P11"><text:tab/>.long sys_geteuid</text:p>
      <text:p text:style-name="P11"><text:tab/>.long sys_getegid</text:p>
      <text:p text:style-name="P11"><text:tab/>.long sys_setreuid</text:p>
      <text:p text:style-name="P11"><text:tab/>.long sys_setregid</text:p>
      <text:p text:style-name="P11"><text:tab/>.long sys_getgroups<text:tab/>/* 205 */</text:p>
      <text:p text:style-name="P11"><text:tab/>.long sys_setgroups</text:p>
      <text:p text:style-name="P11"><text:tab/>.long sys_fchown</text:p>
      <text:p text:style-name="P11"><text:tab/>.long sys_setresuid</text:p>
      <text:p text:style-name="P11"><text:tab/>.long sys_getresuid</text:p>
      <text:p text:style-name="P11"><text:tab/>.long sys_setresgid<text:tab/>/* 210 */</text:p>
      <text:p text:style-name="P11"><text:tab/>.long sys_getresgid</text:p>
      <text:p text:style-name="P11"><text:tab/>.long sys_chown</text:p>
      <text:p text:style-name="P11"><text:tab/>.long sys_setuid</text:p>
      <text:p text:style-name="P11"><text:tab/>.long sys_setgid</text:p>
      <text:p text:style-name="P11"><text:tab/>.long sys_setfsuid<text:tab/>/* 215 */</text:p>
      <text:p text:style-name="P11"><text:tab/>.long sys_setfsgid</text:p>
      <text:p text:style-name="P11"><text:tab/>.long sys_pivot_root</text:p>
      <text:p text:style-name="P11"><text:tab/>.long sys_mincore</text:p>
      <text:p text:style-name="P11"><text:tab/>.long sys_madvise</text:p>
      <text:p text:style-name="P11"><text:tab/>.long sys_getdents64<text:tab/>/* 220 */</text:p>
      <text:p text:style-name="P11"><text:tab/>.long sys_fcntl64</text:p>
      <text:p text:style-name="P11"><text:tab/>.long sys_ni_syscall<text:tab/>/* reserved for TUX */</text:p>
      <text:p text:style-name="P11"><text:tab/>.long sys_ni_syscall</text:p>
      <text:p text:style-name="P11"><text:tab/>.long sys_gettid</text:p>
      <text:p text:style-name="P11"><text:tab/>.long sys_readahead<text:tab/>/* 225 */</text:p>
      <text:p text:style-name="P11"><text:tab/>.long sys_setxattr</text:p>
      <text:p text:style-name="P11"><text:tab/>.long sys_lsetxattr</text:p>
      <text:p text:style-name="P11"><text:tab/>.long sys_fsetxattr</text:p>
      <text:p text:style-name="P11"><text:tab/>.long sys_getxattr</text:p>
      <text:p text:style-name="P11"><text:tab/>.long sys_lgetxattr<text:tab/>/* 230 */</text:p>
      <text:p text:style-name="P11"><text:tab/>.long sys_fgetxattr</text:p>
      <text:p text:style-name="P11"><text:tab/>.long sys_listxattr</text:p>
      <text:p text:style-name="P11"><text:tab/>.long sys_llistxattr</text:p>
      <text:p text:style-name="P11"><text:tab/>.long sys_flistxattr</text:p>
      <text:p text:style-name="P11"><text:tab/>.long sys_removexattr<text:tab/>/* 235 */</text:p>
      <text:p text:style-name="P11"><text:tab/>.long sys_lremovexattr</text:p>
      <text:p text:style-name="P11"><text:tab/>.long sys_fremovexattr</text:p>
      <text:p text:style-name="P11"><text:tab/>.long sys_tkill</text:p>
      <text:p text:style-name="P11"><text:tab/>.long sys_sendfile64</text:p>
      <text:p text:style-name="P11"><text:tab/>.long sys_futex<text:tab/><text:tab/>/* 240 */</text:p>
      <text:p text:style-name="P11"><text:tab/>.long sys_sched_setaffinity</text:p>
      <text:p text:style-name="P11"><text:tab/>.long sys_sched_getaffinity</text:p>
      <text:p text:style-name="P11"><text:tab/>.long sys_set_thread_area</text:p>
      <text:p text:style-name="P11"><text:tab/>.long sys_get_thread_area</text:p>
      <text:p text:style-name="P11"><text:tab/>.long sys_io_setup<text:tab/>/* 245 */</text:p>
      <text:p text:style-name="P11"><text:tab/>.long sys_io_destroy</text:p>
      <text:p text:style-name="P11"><text:tab/>.long sys_io_getevents</text:p>
      <text:p text:style-name="P11"><text:tab/>.long sys_io_submit</text:p>
      <text:p text:style-name="P11"><text:tab/>.long sys_io_cancel</text:p>
      <text:p text:style-name="P11"><text:tab/>.long sys_fadvise64<text:tab/>/* 250 */</text:p>
      <text:p text:style-name="P11"><text:tab/>.long sys_ni_syscall</text:p>
      <text:p text:style-name="P11"><text:tab/>.long sys_exit_group</text:p>
      <text:p text:style-name="P11"><text:tab/>.long sys_lookup_dcookie</text:p>
      <text:p text:style-name="P11"><text:tab/>.long sys_epoll_create</text:p>
      <text:p text:style-name="P11"><text:tab/>.long sys_epoll_ctl<text:tab/>/* 255 */</text:p>
      <text:p text:style-name="P11"><text:tab/>.long sys_epoll_wait</text:p>
      <text:p text:style-name="P11"><text:s/><text:tab/>.long sys_remap_file_pages</text:p>
      <text:p text:style-name="P11"><text:s/><text:tab/>.long sys_set_tid_address</text:p>
      <text:p text:style-name="P11"><text:s/><text:tab/>.long sys_timer_create</text:p>
      <text:p text:style-name="P11"><text:s/><text:tab/>.long sys_timer_settime<text:tab/><text:tab/>/* 260 */</text:p>
      <text:p text:style-name="P11"><text:s/><text:tab/>.long sys_timer_gettime</text:p>
      <text:p text:style-name="P11"><text:s/><text:tab/>.long sys_timer_getoverrun</text:p>
      <text:p text:style-name="P11"><text:s/><text:tab/>.long sys_timer_delete</text:p>
      <text:p text:style-name="P11"><text:soft-page-break/><text:s/><text:tab/>.long sys_clock_settime</text:p>
      <text:p text:style-name="P11"><text:s/><text:tab/>.long sys_clock_gettime<text:tab/><text:tab/>/* 265 */</text:p>
      <text:p text:style-name="P11"><text:s/><text:tab/>.long sys_clock_getres</text:p>
      <text:p text:style-name="P11"><text:s/><text:tab/>.long sys_clock_nanosleep</text:p>
      <text:p text:style-name="P11"><text:tab/>.long sys_statfs64</text:p>
      <text:p text:style-name="P11"><text:tab/>.long sys_fstatfs64</text:p>
      <text:p text:style-name="P11"><text:tab/>.long sys_tgkill<text:tab/>/* 270 */</text:p>
      <text:p text:style-name="P11"><text:tab/>.long sys_utimes</text:p>
      <text:p text:style-name="P11"><text:s/><text:tab/>.long sys_fadvise64_64</text:p>
      <text:p text:style-name="P11"><text:tab/>.long sys_ni_syscall<text:tab/>/* sys_vserver */</text:p>
      <text:p text:style-name="P11"><text:tab/>.long sys_mbind</text:p>
      <text:p text:style-name="P11"><text:tab/>.long sys_get_mempolicy</text:p>
      <text:p text:style-name="P11"><text:tab/>.long sys_set_mempolicy</text:p>
      <text:p text:style-name="P11"><text:tab/>.long sys_mq_open</text:p>
      <text:p text:style-name="P11"><text:tab/>.long sys_mq_unlink</text:p>
      <text:p text:style-name="P11"><text:tab/>.long sys_mq_timedsend</text:p>
      <text:p text:style-name="P11"><text:tab/>.long sys_mq_timedreceive<text:tab/>/* 280 */</text:p>
      <text:p text:style-name="P11"><text:tab/>.long sys_mq_notify</text:p>
      <text:p text:style-name="P11"><text:tab/>.long sys_mq_getsetattr</text:p>
      <text:p text:style-name="P11"><text:tab/>.long sys_kexec_load</text:p>
      <text:p text:style-name="P11"><text:tab/>.long sys_waitid</text:p>
      <text:p text:style-name="P11"><text:tab/>.long sys_ni_syscall<text:tab/><text:tab/>/* 285 */ /* available */</text:p>
      <text:p text:style-name="P11"><text:tab/>.long sys_add_key</text:p>
      <text:p text:style-name="P11"><text:tab/>.long sys_request_key</text:p>
      <text:p text:style-name="P11"><text:tab/>.long sys_keyctl</text:p>
      <text:p text:style-name="P11"><text:tab/>.long sys_ioprio_set</text:p>
      <text:p text:style-name="P11"><text:tab/>.long sys_ioprio_get<text:tab/><text:tab/>/* 290 */</text:p>
      <text:p text:style-name="P11"><text:tab/>.long sys_inotify_init</text:p>
      <text:p text:style-name="P11"><text:tab/>.long sys_inotify_add_watch</text:p>
      <text:p text:style-name="P11"><text:tab/>.long sys_inotify_rm_watch</text:p>
      <text:p text:style-name="P11"><text:tab/>.long sys_bero_test</text:p>
      <text:p text:style-name="P11"><text:tab/>.long sys_bero_test_num<text:tab/><text:tab/>/* 295 */</text:p>
      <text:p text:style-name="P11"><text:tab/>.long sys_bero_test_mem</text:p>
      <text:p text:style-name="P6"/>
      <text:p text:style-name="P7"/>
      <text:p text:style-name="P9">syscall/main.c</text:p>
      <text:p text:style-name="P12">#include &lt;stdio.h&gt;</text:p>
      <text:p text:style-name="P12">#include &lt;stdlib.h&gt;</text:p>
      <text:p text:style-name="P12">#include &lt;linux/kernel.h&gt;</text:p>
      <text:p text:style-name="P12">#include &lt;sys/syscall.h&gt;</text:p>
      <text:p text:style-name="P12">#include &lt;unistd.h&gt;</text:p>
      <text:p text:style-name="P12"/>
      <text:p text:style-name="P12">#define __NR_bero_test 294 //349 if you are running a 32bit kernel and following my tutorial</text:p>
      <text:p text:style-name="P12">#define __NR_bero_test_num 295 //350 if you are running a 32bit kernel and following my tutorial</text:p>
      <text:p text:style-name="P12">#define __NR_bero_test_mem 296 //351 if you are running a 32bit kernel and following my tutorial</text:p>
      <text:p text:style-name="P12"/>
      <text:p text:style-name="P12">struct taskdata {</text:p>
      <text:p text:style-name="P12"><text:tab/>char core_affinity[3];</text:p>
      <text:p text:style-name="P12"><text:tab/>char comm[16];</text:p>
      <text:p text:style-name="P12"><text:tab/>struct taskdata * next;</text:p>
      <text:p text:style-name="P12">};</text:p>
      <text:p text:style-name="P12"/>
      <text:p text:style-name="P12">int main(int argc, char *argv[])</text:p>
      <text:p text:style-name="P12">{</text:p>
      <text:p text:style-name="P12"><text:tab/>long num_running;</text:p>
      <text:p text:style-name="P12"><text:tab/>struct taskdata * root;</text:p>
      <text:p text:style-name="P12"><text:tab/>struct taskdata * prev;</text:p>
      <text:p text:style-name="P12"><text:tab/>int index;</text:p>
      <text:p text:style-name="P12"><text:tab/>char buffer[3];</text:p>
      <text:p text:style-name="P12"><text:tab/>long a;</text:p>
      <text:p text:style-name="P12"/>
      <text:p text:style-name="P12"><text:tab/>num_running = syscall(__NR_bero_test_num);</text:p>
      <text:p text:style-name="P12"><text:tab/>printf("\nRunning: %d", num_running);</text:p>
      <text:p text:style-name="P12"><text:tab/>root = (struct taskdata *) malloc(sizeof(struct taskdata));</text:p>
      <text:p text:style-name="P12"/>
      <text:p text:style-name="P12"><text:tab/>if (root == NULL)</text:p>
      <text:p text:style-name="P12"><text:tab/>{</text:p>
      <text:p text:style-name="P12"><text:tab/><text:tab/>printf("\nroot allocation error.");</text:p>
      <text:p text:style-name="P12"><text:tab/><text:tab/>exit(-1);</text:p>
      <text:p text:style-name="P12"><text:tab/>}</text:p>
      <text:p text:style-name="P12"><text:tab/>prev = root;</text:p>
      <text:p text:style-name="P12"/>
      <text:p text:style-name="P12"><text:tab/>for (index = 0; index &lt; num_running; index++)</text:p>
      <text:p text:style-name="P12"><text:tab/>{</text:p>
      <text:p text:style-name="P12"><text:tab/><text:tab/>prev-&gt;next = (struct taskdata *) malloc(sizeof(struct taskdata));</text:p>
      <text:p text:style-name="P12"><text:tab/><text:tab/>if (prev-&gt;next == NULL)</text:p>
      <text:p text:style-name="P12"><text:tab/><text:tab/>{</text:p>
      <text:p text:style-name="P12"><text:tab/><text:tab/><text:tab/>printf("\nprev-&gt;next allocation error.");</text:p>
      <text:p text:style-name="P12"><text:tab/><text:tab/><text:tab/>exit(-1);</text:p>
      <text:p text:style-name="P12"><text:tab/><text:tab/>}</text:p>
      <text:p text:style-name="P12"><text:tab/><text:tab/>prev = prev-&gt;next;</text:p>
      <text:p text:style-name="P12"><text:tab/>}</text:p>
      <text:p text:style-name="P12"/>
      <text:p text:style-name="P12"><text:tab/>a = syscall(__NR_bero_test_mem, root, (num_running));</text:p>
      <text:p text:style-name="P12"/>
      <text:p text:style-name="P12"><text:tab/>prev = root;</text:p>
      <text:p text:style-name="P12"/>
      <text:p text:style-name="P12"><text:tab/>for (index = 0; index &lt; num_running; index++)</text:p>
      <text:p text:style-name="P12"><text:tab/>{</text:p>
      <text:p text:style-name="P12"><text:tab/><text:tab/>printf("\nTask: %s", prev-&gt;comm);</text:p>
      <text:p text:style-name="P12"><text:tab/><text:tab/>printf("\n core affinity: %s", prev-&gt;core_affinity);</text:p>
      <text:p text:style-name="P12"><text:tab/><text:tab/>fflush(stdout);</text:p>
      <text:p text:style-name="P12"><text:tab/><text:tab/>if (prev-&gt;next == NULL)</text:p>
      <text:p text:style-name="P12"><text:tab/><text:tab/>{</text:p>
      <text:p text:style-name="P12"><text:tab/><text:tab/><text:tab/>printf("\nNull next while printing items.");</text:p>
      <text:p text:style-name="P12"><text:tab/><text:tab/><text:tab/>exit(-1);</text:p>
      <text:p text:style-name="P12"><text:tab/><text:tab/>}</text:p>
      <text:p text:style-name="P12"><text:tab/><text:tab/>prev = prev-&gt;next;</text:p>
      <text:p text:style-name="P12"><text:tab/>}</text:p>
      <text:p text:style-name="P12"><text:soft-page-break/></text:p>
      <text:p text:style-name="P12"/>
      <text:p text:style-name="P12"><text:tab/>printf("\nFreeing all taskdata memory.");</text:p>
      <text:p text:style-name="P12"><text:tab/>fflush(stdout);</text:p>
      <text:p text:style-name="P12"><text:tab/></text:p>
      <text:p text:style-name="P12"><text:tab/>prev = root;</text:p>
      <text:p text:style-name="P12"><text:tab/>for (index = 0; index &lt; num_running; index++)</text:p>
      <text:p text:style-name="P12"><text:tab/>{</text:p>
      <text:p text:style-name="P12"><text:tab/><text:tab/>prev = root-&gt;next;</text:p>
      <text:p text:style-name="P12"><text:tab/><text:tab/>free(root);</text:p>
      <text:p text:style-name="P12"><text:tab/><text:tab/>root = prev;</text:p>
      <text:p text:style-name="P12"><text:tab/>}</text:p>
      <text:p text:style-name="P12"/>
      <text:p text:style-name="P12"><text:tab/>printf("System call returned %ld\n", a);</text:p>
      <text:p text:style-name="P12"><text:tab/>return 0;</text:p>
      <text:p text:style-name="P12">}</text:p>
      <text:p text:style-name="P7"/>
      <text:p text:style-name="P7">syscall/sched.c</text:p>
      <text:p text:style-name="P12">#include &lt;stdio.h&gt;</text:p>
      <text:p text:style-name="P12">#include &lt;stdlib.h&gt;</text:p>
      <text:p text:style-name="P12">#include &lt;linux/kernel.h&gt;</text:p>
      <text:p text:style-name="P12">#include &lt;sys/syscall.h&gt;</text:p>
      <text:p text:style-name="P12">#include &lt;unistd.h&gt;</text:p>
      <text:p text:style-name="P12"/>
      <text:p text:style-name="P12">#define __NR_bero_test 294 //349 if you are running a 32bit kernel and following my tutorial</text:p>
      <text:p text:style-name="P12">#define __NR_bero_test_num 295 //350 if you are running a 32bit kernel and following my tutorial</text:p>
      <text:p text:style-name="P12">#define __NR_bero_test_mem 296 //351 if you are running a 32bit kernel and following my tutorial</text:p>
      <text:p text:style-name="P12"/>
      <text:p text:style-name="P12">struct taskdata {</text:p>
      <text:p text:style-name="P12"><text:tab/>char core_affinity[3];</text:p>
      <text:p text:style-name="P12"><text:tab/>char comm[16];</text:p>
      <text:p text:style-name="P12"><text:tab/>struct taskdata * next;</text:p>
      <text:p text:style-name="P12">};</text:p>
      <text:p text:style-name="P12"/>
      <text:p text:style-name="P12">int main(int argc, char *argv[])</text:p>
      <text:p text:style-name="P12">{</text:p>
      <text:p text:style-name="P12"><text:tab/>long int a;</text:p>
      <text:p text:style-name="P12"><text:tab/>a = syscall(__NR_bero_test, 1);</text:p>
      <text:p text:style-name="P12"/>
      <text:p text:style-name="P12"><text:tab/>printf("System call returned %ld\n", a);</text:p>
      <text:p text:style-name="P12"><text:tab/>return 0;</text:p>
      <text:p text:style-name="P12">}</text:p>
      <text:p text:style-name="P7"/>
      <text:p text:style-name="P7"/>
      <text:p text:style-name="P5">Building</text:p>
      <text:p text:style-name="P13">#cd linux/syscall</text:p>
      <text:p text:style-name="P13">#make -o run_mem main.c</text:p>
      <text:p text:style-name="P13">#make -o run_sched sched.c</text:p>
      <text:p text:style-name="P13">#cd ..</text:p>
      <text:p text:style-name="P13">#CONCURRENCY=8; fakeroot make-kpkg kernel_image</text:p>
      <text:p text:style-name="P13">#cd ..</text:p>
      <text:p text:style-name="P13">#dpkg -i kernel-image-2.6.13_10.00.Custom_i386.deb</text:p>
      <text:p text:style-name="P13">#shutdown -r now</text:p>
      <text:p text:style-name="P8"/>
      <text:p text:style-name="P5">Running</text:p>
      <text:p text:style-name="P13">#cd linux/syscall</text:p>
      <text:p text:style-name="P13">#./run_mem</text:p>
      <text:p text:style-name="P13">#./run_sched</text:p>
      <text:p text:style-name="P13">#watch -n 1 ./run_mem # 1 second interval</text:p>
      <text:p text:style-name="P8"><text:soft-page-break/></text:p>
      <text:p text:style-name="P5">Output</text:p>
      <text:p text:style-name="P7"/>
      <text:p text:style-name="P7">Before scheduling, run_mem partial output</text:p>
      <text:p text:style-name="P14">Task: khpsbpkt</text:p>
      <text:p text:style-name="P14"><text:s/>core affinity: ff</text:p>
      <text:p text:style-name="P14">Task: kirqd</text:p>
      <text:p text:style-name="P14"><text:s/>core affinity: ff</text:p>
      <text:p text:style-name="P14">Task: kjournald</text:p>
      <text:p text:style-name="P14"><text:s/>core affinity: ff</text:p>
      <text:p text:style-name="P14">Task: syslogd</text:p>
      <text:p text:style-name="P14"><text:s/>core affinity: ff</text:p>
      <text:p text:style-name="P14">Task: klogd</text:p>
      <text:p text:style-name="P14"><text:s/>core affinity: ff</text:p>
      <text:p text:style-name="P14">Task: exim4</text:p>
      <text:p text:style-name="P14"><text:s/>core affinity: ff</text:p>
      <text:p text:style-name="P14">Task: inetd</text:p>
      <text:p text:style-name="P14"><text:s/>core affinity: ff</text:p>
      <text:p text:style-name="P14">Task: sshd</text:p>
      <text:p text:style-name="P14"><text:s/>core affinity: ff</text:p>
      <text:p text:style-name="P14">Task: atd</text:p>
      <text:p text:style-name="P14"><text:s/>core affinity: ff</text:p>
      <text:p text:style-name="P14">Task: cron</text:p>
      <text:p text:style-name="P14"><text:s/>core affinity: ff</text:p>
      <text:p text:style-name="P14">Task: getty</text:p>
      <text:p text:style-name="P14"><text:s/>core affinity: ff</text:p>
      <text:p text:style-name="P14">Task: getty</text:p>
      <text:p text:style-name="P14"><text:s/>core affinity: ff</text:p>
      <text:p text:style-name="P14">Task: getty</text:p>
      <text:p text:style-name="P14"><text:s/>core affinity: ff</text:p>
      <text:p text:style-name="P14">Task: getty</text:p>
      <text:p text:style-name="P14"><text:s/>core affinity: ff</text:p>
      <text:p text:style-name="P14">Task: getty</text:p>
      <text:p text:style-name="P14"><text:s/>core affinity: ff</text:p>
      <text:p text:style-name="P14">Task: getty</text:p>
      <text:p text:style-name="P14"><text:s/>core affinity: ff</text:p>
      <text:p text:style-name="P14">Task: bash</text:p>
      <text:p text:style-name="P14"><text:s/>core affinity: ff</text:p>
      <text:p text:style-name="P14">Task: run_mem</text:p>
      <text:p text:style-name="P14"><text:s/>core affinity: ff</text:p>
      <text:p text:style-name="P2"/>
      <text:p text:style-name="P2"/>
      <text:p text:style-name="P2"/>
      <text:p text:style-name="P2"/>
      <text:p text:style-name="P9">run_sched partial output</text:p>
      <text:p text:style-name="P14">[ <text:s text:c="2"/>86.584959] getty[1933]</text:p>
      <text:p text:style-name="P14">[ <text:s text:c="2"/>86.585171] <text:s/>Is an odd pid.</text:p>
      <text:p text:style-name="P14">[ <text:s text:c="2"/>86.585384] <text:s/>Data: ff.</text:p>
      <text:p text:style-name="P14">[ <text:s text:c="2"/>86.585591] <text:s/>Data 2: 02.</text:p>
      <text:p text:style-name="P14">[ <text:s text:c="2"/>86.585799] <text:s/>Set affinity: 0</text:p>
      <text:p text:style-name="P14">[ <text:s text:c="2"/>86.586014] <text:s/>Data 4: 02.</text:p>
      <text:p text:style-name="P14">[ <text:s text:c="2"/>86.586223] <text:s/>Now runs on core 1.</text:p>
      <text:p text:style-name="P14">[ <text:s text:c="2"/>86.586453] getty[1935]</text:p>
      <text:p text:style-name="P14">[ <text:s text:c="2"/>86.586662] <text:s/>Is an odd pid.</text:p>
      <text:p text:style-name="P14">[ <text:s text:c="2"/>86.586877] <text:s/>Data: ff.</text:p>
      <text:p text:style-name="P14">[ <text:s text:c="2"/>86.587086] <text:s/>Data 2: 02.</text:p>
      <text:p text:style-name="P14">[ <text:s text:c="2"/>86.587297] <text:s/>Set affinity: 0</text:p>
      <text:p text:style-name="P14">[ <text:s text:c="2"/>86.587511] <text:s/>Data 4: 02.</text:p>
      <text:p text:style-name="P14">[ <text:s text:c="2"/>86.587718] <text:s/>Now runs on core 1.</text:p>
      <text:p text:style-name="P14">[ <text:s text:c="2"/>86.587940] getty[1937]</text:p>
      <text:p text:style-name="P14">[ <text:s text:c="2"/>86.588147] <text:s/>Is an odd pid.</text:p>
      <text:p text:style-name="P14">[ <text:s text:c="2"/>86.588360] <text:s/>Data: ff.</text:p>
      <text:p text:style-name="P14">[ <text:s text:c="2"/>86.588568] <text:s/>Data 2: 02.</text:p>
      <text:p text:style-name="P14">[ <text:s text:c="2"/>86.588776] <text:s/>Set affinity: 0</text:p>
      <text:p text:style-name="P14">[ <text:s text:c="2"/>86.588993] <text:s/>Data 4: 02.</text:p>
      <text:p text:style-name="P14">[ <text:s text:c="2"/>86.589204] <text:s/>Now runs on core 1.</text:p>
      <text:p text:style-name="P14">[ <text:s text:c="2"/>86.589424] bash[1938]</text:p>
      <text:p text:style-name="P14">[ <text:s text:c="2"/>86.589632] <text:s/>Is an even pid.</text:p>
      <text:p text:style-name="P14">[ <text:s text:c="2"/>86.589846] <text:s/>Data: ff.</text:p>
      <text:p text:style-name="P14">[ <text:s text:c="2"/>86.590051] <text:s/>Data 2: 01.</text:p>
      <text:p text:style-name="P14">[ <text:s text:c="2"/>86.590272] <text:s/>Set affinity: 0</text:p>
      <text:p text:style-name="P14">[ <text:s text:c="2"/>86.590497] <text:s/>Data 4: 01.</text:p>
      <text:p text:style-name="P14">[ <text:s text:c="2"/>86.590704] <text:s/>Now runs on core 0.</text:p>
      <text:p text:style-name="P2"/>
      <text:p text:style-name="P2"/>
      <text:p text:style-name="P9">run_mem partial output after scheduling</text:p>
      <text:p text:style-name="P14">Task: khpsbpkt</text:p>
      <text:p text:style-name="P14"><text:s/>core affinity: 01</text:p>
      <text:p text:style-name="P14">Task: kirqd</text:p>
      <text:p text:style-name="P14"><text:s/>core affinity: 02</text:p>
      <text:p text:style-name="P14">Task: kjournald</text:p>
      <text:p text:style-name="P14"><text:s/>core affinity: 02</text:p>
      <text:p text:style-name="P14">Task: syslogd</text:p>
      <text:p text:style-name="P14"><text:s/>core affinity: 02</text:p>
      <text:p text:style-name="P14">Task: klogd</text:p>
      <text:p text:style-name="P14"><text:s/>core affinity: 01</text:p>
      <text:p text:style-name="P14">Task: exim4</text:p>
      <text:p text:style-name="P14"><text:s/>core affinity: 01</text:p>
      <text:p text:style-name="P14">Task: inetd</text:p>
      <text:p text:style-name="P14"><text:s/>core affinity: 01</text:p>
      <text:p text:style-name="P14">Task: sshd</text:p>
      <text:p text:style-name="P14"><text:s/>core affinity: 02</text:p>
      <text:p text:style-name="P14">Task: atd</text:p>
      <text:p text:style-name="P14"><text:s/>core affinity: 01</text:p>
      <text:p text:style-name="P14">Task: cron</text:p>
      <text:p text:style-name="P14"><text:s/>core affinity: 02</text:p>
      <text:p text:style-name="P14">Task: getty</text:p>
      <text:p text:style-name="P14"><text:s/>core affinity: 02</text:p>
      <text:p text:style-name="P14">Task: getty</text:p>
      <text:p text:style-name="P14"><text:s/>core affinity: 02</text:p>
      <text:p text:style-name="P14">Task: getty</text:p>
      <text:p text:style-name="P14"><text:s/>core affinity: 01</text:p>
      <text:p text:style-name="P14">Task: getty</text:p>
      <text:p text:style-name="P14"><text:s/>core affinity: 02</text:p>
      <text:p text:style-name="P14">Task: getty</text:p>
      <text:p text:style-name="P14"><text:s/>core affinity: 02</text:p>
      <text:p text:style-name="P14">Task: getty</text:p>
      <text:p text:style-name="P14"><text:s/>core affinity: 02</text:p>
      <text:p text:style-name="P14">Task: bash</text:p>
      <text:p text:style-name="P14"><text:s/>core affinity: 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21:26.741016452</meta:creation-date>
    <dc:date>2016-04-28T12:04:43.565332308</dc:date>
    <meta:editing-duration>PT22M14S</meta:editing-duration>
    <meta:editing-cycles>3</meta:editing-cycles>
    <meta:generator>LibreOffice/5.1.2.2.0$Linux_X86_64 LibreOffice_project/10m0$Build-2</meta:generator>
    <meta:document-statistic meta:table-count="0" meta:image-count="0" meta:object-count="0" meta:page-count="21" meta:paragraph-count="1074" meta:word-count="3460" meta:character-count="27832" meta:non-whitespace-character-count="24308"/>
  </office:meta>
</office:document-meta>
</file>